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text-properties fo:text-transform="uppercase" fo:color="#333333" style:font-name="RobotoRegular" fo:font-size="8.25pt" fo:letter-spacing="normal" fo:font-style="normal" fo:font-weight="normal" fo:background-color="#ffffff" loext:padding="0in" loext:border="none"/>
    </style:style>
    <style:style style:name="P2" style:family="paragraph" style:parent-style-name="Standard">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style:line-height-at-least="0.2709in" fo:orphans="2" fo:widows="2" fo:text-indent="0in" style:auto-text-indent="false"/>
    </style:style>
    <style:style style:name="P6" style:family="paragraph" style:parent-style-name="Text_20_body">
      <style:paragraph-properties fo:margin-left="0in" fo:margin-right="0in" fo:margin-top="0in" fo:margin-bottom="0in" loext:contextual-spacing="false" fo:orphans="2" fo:widows="2" fo:text-indent="0in" style:auto-text-indent="false"/>
    </style:style>
    <style:style style:name="P7"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bold" fo:background-color="#eeeeee" loext:padding="0in" loext:border="none"/>
    </style:style>
    <style:style style:name="P8"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monospace" fo:font-size="9pt" fo:letter-spacing="normal" fo:font-style="normal" fo:font-weight="normal" loext:padding="0in" loext:border="none"/>
    </style:style>
    <style:style style:name="P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fo:letter-spacing="normal" loext:padding="0in" loext:border="none"/>
    </style:style>
    <style:style style:name="P10"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13"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P14" style:family="paragraph" style:parent-style-name="Text_20_body">
      <style:paragraph-properties fo:margin-left="0in" fo:margin-right="0in" fo:margin-top="0.2083in" fo:margin-bottom="0in" loext:contextual-spacing="false" fo:orphans="2" fo:widows="2" fo:text-indent="0in" style:auto-text-indent="false"/>
    </style:style>
    <style:style style:name="P15" style:family="paragraph" style:parent-style-name="Text_20_body">
      <style:paragraph-properties fo:margin-left="0in" fo:margin-right="0in" fo:margin-top="0.1043in" fo:margin-bottom="0.2083in" loext:contextual-spacing="false" fo:orphans="2" fo:widows="2" fo:text-indent="0in" style:auto-text-indent="false"/>
    </style:style>
    <style:style style:name="P16" style:family="paragraph" style:parent-style-name="Heading_20_2">
      <style:paragraph-properties fo:margin-left="0in" fo:margin-right="0in" fo:margin-top="0.2083in" fo:margin-bottom="0.2083in" loext:contextual-spacing="false" fo:orphans="2" fo:widows="2" fo:text-indent="0in" style:auto-text-indent="false"/>
      <style:text-properties fo:font-variant="normal" fo:text-transform="none" fo:color="#333333" style:font-name="RobotoMedium" fo:font-size="15.75pt" fo:letter-spacing="normal" fo:font-style="normal" fo:font-weight="normal"/>
    </style:style>
    <style:style style:name="P17"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18"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Regular" fo:font-size="9pt" fo:letter-spacing="normal" fo:font-style="normal" fo:font-weight="normal" style:font-name-asian="RobotoRegular" style:font-size-asian="9pt" style:font-style-asian="normal" style:font-weight-asian="normal" style:font-name-complex="RobotoRegular" style:font-size-complex="9pt" style:font-style-complex="normal" style:font-weight-complex="normal" loext:padding="0in" loext:border="none"/>
    </style:style>
    <style:style style:name="P19"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2pt" fo:letter-spacing="normal" fo:font-style="normal" fo:font-weight="normal" loext:padding="0in" loext:border="none"/>
    </style:style>
    <style:style style:name="P20" style:family="paragraph" style:parent-style-name="Standard">
      <style:paragraph-properties fo:margin-left="0in" fo:margin-right="0.052in" fo:margin-top="0.0835in" fo:margin-bottom="0in" loext:contextual-spacing="false" fo:orphans="2" fo:widows="2" fo:text-indent="0in" style:auto-text-indent="false"/>
    </style:style>
    <style:style style:name="P21" style:family="paragraph" style:parent-style-name="Standard">
      <style:paragraph-properties fo:margin-top="0in" fo:margin-bottom="0in" loext:contextual-spacing="false" fo:orphans="2" fo:widows="2"/>
      <style:text-properties fo:font-variant="normal" fo:text-transform="none" fo:color="#333333" style:font-name="RobotoMedium" fo:font-size="15.75pt" fo:font-style="normal" fo:font-weight="normal"/>
    </style:style>
    <style:style style:name="P22" style:family="paragraph" style:parent-style-name="Text_20_body">
      <style:paragraph-properties fo:margin-top="0in" fo:margin-bottom="0in" loext:contextual-spacing="false" fo:orphans="2" fo:widows="2"/>
    </style:style>
    <style:style style:name="P23" style:family="paragraph" style:parent-style-name="Text_20_body">
      <style:paragraph-properties fo:orphans="2" fo:widows="2"/>
      <style:text-properties fo:font-variant="normal" fo:text-transform="none" fo:color="#333333" style:font-name="RobotoRegular" fo:font-size="8.25pt" fo:font-style="normal" fo:font-weight="normal" loext:padding="0in" loext:border="none"/>
    </style:style>
    <style:style style:name="P24" style:family="paragraph" style:parent-style-name="Heading_20_2">
      <style:paragraph-properties fo:margin-left="0in" fo:margin-right="0in" fo:margin-top="0.1043in" fo:margin-bottom="0.1043in" loext:contextual-spacing="false" fo:orphans="2" fo:widows="2" fo:text-indent="0in" style:auto-text-indent="false" fo:break-before="page"/>
    </style:style>
    <style:style style:name="P2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normal" loext:padding="0in" loext:border="none"/>
    </style:style>
    <style:style style:name="P2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loext:padding="0in" loext:border="none"/>
    </style:style>
    <style:style style:name="P2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28" style:family="paragraph" style:parent-style-name="Text_20_body">
      <style:paragraph-properties fo:margin-top="0in" fo:margin-bottom="0in" loext:contextual-spacing="false" fo:orphans="2" fo:widows="2"/>
    </style:style>
    <style:style style:name="T1" style:family="text">
      <style:text-properties style:font-name="RobotoRegular" fo:font-size="9pt" fo:font-style="normal" fo:font-weight="normal"/>
    </style:style>
    <style:style style:name="T2"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0in" loext:border="none"/>
    </style:style>
    <style:style style:name="T3"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0in" loext:border="none"/>
    </style:style>
    <style:style style:name="T4"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5" style:family="text">
      <style:text-properties fo:font-variant="normal" fo:text-transform="none" fo:color="#f2673c" style:text-line-through-style="none" style:text-line-through-type="none" style:font-name="RobotoRegular" fo:font-size="9pt" fo:letter-spacing="normal" fo:font-style="normal" style:text-underline-style="none" fo:font-weight="bold" style:text-blinking="false" fo:background-color="#ffffff" loext:char-shading-value="0" loext:padding-left="0.1043in" loext:padding-right="0.1043in" loext:padding-top="0.0193in" loext:padding-bottom="0.0193in" loext:border="0.06pt solid #cccccc"/>
    </style:style>
    <style:style style:name="T6"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2083in" loext:border="0.06pt solid #cccccc"/>
    </style:style>
    <style:style style:name="T7"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8" style:family="text">
      <style:text-properties fo:font-variant="normal" fo:text-transform="none" fo:color="#f2673c" style:text-line-through-style="none" style:text-line-through-type="none" style:font-name="RobotoRegular" fo:font-size="8.25pt" fo:letter-spacing="normal" fo:font-style="normal" style:text-underline-style="none" fo:font-weight="normal" style:text-blinking="false" fo:background-color="#ffffff" loext:char-shading-value="0" loext:padding="0in" loext:border="none"/>
    </style:style>
    <style:style style:name="T9"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10" style:family="text">
      <style:text-properties fo:font-variant="normal" fo:text-transform="none" fo:color="#333333" style:font-name="RobotoRegular" fo:font-size="6.75pt" fo:letter-spacing="normal" fo:font-style="normal" fo:font-weight="normal" fo:background-color="#ffffff" loext:char-shading-value="0" loext:padding="0in" loext:border="none"/>
    </style:style>
    <style:style style:name="T11" style:family="text">
      <style:text-properties fo:font-variant="normal" fo:text-transform="none" fo:color="#333333" style:font-name="RobotoRegular" fo:font-size="6.75pt" fo:letter-spacing="normal" fo:font-style="normal" fo:font-weight="normal" loext:padding="0in" loext:border="none"/>
    </style:style>
    <style:style style:name="T12" style:family="text">
      <style:text-properties fo:font-variant="normal" fo:text-transform="none" fo:color="#333333" style:font-name="RobotoRegular" fo:font-size="9pt" fo:letter-spacing="normal" fo:font-style="normal" fo:font-weight="normal" fo:background-color="#ffffff" loext:char-shading-value="0" loext:padding="0in" loext:border="none"/>
    </style:style>
    <style:style style:name="T13" style:family="text">
      <style:text-properties fo:font-variant="normal" fo:text-transform="none" fo:color="#333333" style:font-name="RobotoRegular" fo:font-size="9pt" fo:letter-spacing="normal" fo:font-style="normal" fo:font-weight="normal" loext:padding="0in" loext:border="none"/>
    </style:style>
    <style:style style:name="T14"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15" style:family="text">
      <style:text-properties fo:font-variant="normal" fo:text-transform="none" fo:color="#333333" style:font-name="RobotoRegular" fo:font-size="9pt" fo:letter-spacing="normal" fo:font-style="normal" fo:font-weight="bold" loext:padding="0in" loext:border="none"/>
    </style:style>
    <style:style style:name="T16"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17" style:family="text">
      <style:text-properties fo:font-variant="normal" fo:text-transform="none" fo:color="#333333" style:font-name="RobotoRegular" fo:font-size="9pt" fo:letter-spacing="normal" fo:font-style="italic" fo:font-weight="normal" loext:padding="0in" loext:border="none"/>
    </style:style>
    <style:style style:name="T18"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19" style:family="text">
      <style:text-properties fo:font-variant="normal" fo:text-transform="none" fo:color="#333333" style:font-name="RobotoRegular" fo:font-size="9pt" fo:letter-spacing="normal" fo:font-style="italic" fo:font-weight="bold" loext:padding="0in" loext:border="none"/>
    </style:style>
    <style:style style:name="T20" style:family="text">
      <style:text-properties fo:font-variant="normal" fo:text-transform="none" fo:color="#333333" style:font-name="RobotoRegular" fo:font-size="8.25pt" fo:font-style="normal" fo:font-weight="normal" loext:padding="0.2083in" loext:border="0.06pt solid #cccccc"/>
    </style:style>
    <style:style style:name="T21" style:family="text">
      <style:text-properties fo:font-variant="normal" fo:text-transform="none" fo:color="#333333" style:font-name="RobotoRegular" fo:font-size="8.25pt" fo:font-style="normal" fo:font-weight="normal" loext:padding="0in" loext:border="none"/>
    </style:style>
    <style:style style:name="T22" style:family="text">
      <style:text-properties fo:font-variant="normal" fo:text-transform="none" fo:color="#333333" style:font-name="RobotoRegular" fo:font-size="8.25pt" fo:font-style="italic" fo:font-weight="normal" loext:padding="0in" loext:border="none"/>
    </style:style>
    <style:style style:name="T23" style:family="text">
      <style:text-properties fo:font-variant="normal" fo:text-transform="none" fo:color="#333333" style:font-name="RobotoRegular" fo:font-size="9.75pt" fo:letter-spacing="normal" fo:font-style="normal" fo:font-weight="bold" loext:padding="0in" loext:border="none"/>
    </style:style>
    <style:style style:name="T24" style:family="text">
      <style:text-properties fo:font-variant="normal" fo:text-transform="none" fo:color="#333333" style:font-name="RobotoMedium" fo:font-size="8.25pt" fo:font-style="normal" fo:font-weight="normal" loext:padding="0.2083in" loext:border="0.06pt solid #cccccc"/>
    </style:style>
    <style:style style:name="T25" style:family="text">
      <style:text-properties fo:font-variant="normal" fo:text-transform="none" fo:color="#333333" style:font-name="RobotoMedium" fo:font-size="8.25pt" fo:font-style="normal" fo:font-weight="normal" loext:padding="0in" loext:border="none"/>
    </style:style>
    <style:style style:name="T26" style:family="text">
      <style:text-properties fo:font-variant="normal" fo:text-transform="none" fo:color="#333333" style:font-name="RobotoMedium" fo:font-size="9pt" fo:font-style="normal" fo:font-weight="normal" loext:padding="0in" loext:border="none"/>
    </style:style>
    <style:style style:name="T27" style:family="text">
      <style:text-properties fo:font-variant="normal" fo:text-transform="none" fo:color="#333333" style:font-name="RobotoMedium" fo:font-size="15.75pt" fo:font-style="normal" fo:font-weight="normal"/>
    </style:style>
    <style:style style:name="T28" style:family="text">
      <style:text-properties style:font-name="RobotoMedium"/>
    </style:style>
    <style:style style:name="T29" style:family="text">
      <style:text-properties fo:font-style="italic" fo:font-weight="bold"/>
    </style:style>
    <style:style style:name="T30" style:family="text">
      <style:text-properties fo:font-weight="bold"/>
    </style:style>
    <style:style style:name="T31" style:family="text">
      <style:text-properties style:font-name="monospace" fo:font-size="9pt" fo:font-style="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 ARTICLE</text:p>
      <text:section text:style-name="Sect1" text:name="anchor-title">
        <text:p text:style-name="P21">Blockchain protocols in clinical trials: Transparency and traceability of consent [version 1; referees: 1 approved, 1 not approved]</text:p>
      </text:section>
      <text:p text:style-name="P2"><text:a xlink:type="simple" xlink:href="mailto:mehdi.benchoufi@aphp.fr" text:style-name="Internet_20_link" text:visited-style-name="Visited_20_Internet_20_Link"><text:span text:style-name="T2">Mehdi Benchoufi</text:span></text:a><text:span text:style-name="T10">1</text:span><text:span text:style-name="T12">, Raphael Porcher</text:span><text:span text:style-name="T10">1</text:span><text:span text:style-name="T12">, Philippe Ravaud</text:span><text:span text:style-name="T10">1,2</text:span></text:p>
      <text:p text:style-name="P20"><text:a xlink:type="simple" xlink:href="https://f1000research.com/articles/6-66/v1#" text:style-name="Internet_20_link" text:visited-style-name="Visited_20_Internet_20_Link"><text:span text:style-name="T8">Author affiliations</text:span></text:a></text:p>
      <text:p text:style-name="P20"><text:a xlink:type="simple" xlink:href="https://f1000research.com/articles/6-66/v1#" text:style-name="Internet_20_link" text:visited-style-name="Visited_20_Internet_20_Link"><text:span text:style-name="T8">Grant information</text:span></text:a></text:p>
      <text:h text:style-name="P16" text:outline-level="2"><text:bookmark text:name="anchor-abstract"/>Abstract</text:h>
      <text:p text:style-name="P10">Clinical trial consent for protocols and their revisions should be transparent for patients and traceable for stakeholders. Our goal is to implement a process allowing the collection of patients’ informed consent, which is bound to protocol revisions, storing and tracking the consent in a secure, unfalsifiable and publicly verifiable way, and enabling the sharing of this information in real time. For that, we will built a consent workflow using a rising technology called Blockchain. This is a distributed technology that brings a built-in layer of transparency and traceability. Additionally, it removes the need for third parties, and gives participative control to the peer-to-peer users. From a more general and prospective point of view, we believe Blockchain technology brings a paradigmatical shift to the entire clinical research field. We designed a Proof-of-Concept protocol consisting of time-stamping each step of the patient’s consent collection using Blockchain; thus archiving and historicising the consent through cryptographic validation in a securely unfalsifiable and transparent way. For each revision of the protocol, consent was sought again. We obtained a single document, in a standard open format, that accounted for the whole consent collection process: timestamped consent status with regards to each version of the protocol. This document cannot be corrupted, and can be checked on any dedicated public website. It should be considered as a robust proof of data. In the future, we think that the complex data flow of a clinical trial can be tracked using Blockchain. Moreover, a blockchain core functionality, named Smart Contract, can help prevent clinical trial events not to happen in the right chronological order: including patients before they consented or analysing case report forms data before freezing the database. This will help reaching reliability, security, and transparency, and could be a consistent step towards reproducibility.</text:p>
      <text:p text:style-name="P3"><draw:frame draw:style-name="fr1" draw:name="corresponding-author-icon" text:anchor-type="paragraph" svg:width="0.1563in" draw:z-index="0"><draw:text-box fo:min-height="0.1772in"><text:p text:style-name="P11"/></draw:text-box></draw:frame><text:span text:style-name="T28">Corresponding author:</text:span> Mehdi Benchoufi</text:p>
      <text:p text:style-name="P22"><text:span text:style-name="T25">How to cite:</text:span><text:span text:style-name="T21"> </text:span><text:span text:style-name="T26">Benchoufi M, Porcher R and Ravaud P. Blockchain protocols in clinical trials: Transparency and traceability of consent [version 1; referees: 1 approved, 1 not approved]</text:span><text:span text:style-name="T21">. </text:span><text:span text:style-name="T22">F1000Research</text:span><text:span text:style-name="T21"> 2017, </text:span><text:span text:style-name="T25">6</text:span><text:span text:style-name="T21">:66 (doi: </text:span><text:a xlink:type="simple" xlink:href="http://dx.doi.org/10.12688/f1000research.10531.1" office:target-frame-name="_blank" xlink:show="new" text:style-name="Internet_20_link" text:visited-style-name="Visited_20_Internet_20_Link"><text:span text:style-name="T7">10.12688/f1000research.10531.1</text:span></text:a><draw:frame draw:style-name="fr2" draw:name="Frame1" text:anchor-type="char" svg:width="0.1563in" draw:z-index="1"><draw:text-box fo:min-height="0.2291in"><text:p text:style-name="P11"/></draw:text-box></draw:frame><text:span text:style-name="T21">)</text:span><text:span text:style-name="T25">Copyright:</text:span><text:span text:style-name="T21">  © 2017 Benchoufi M </text:span><text:span text:style-name="Emphasis"><text:span text:style-name="T21">et al</text:span></text:span><text:span text:style-name="T21">. This is an open access article distributed under the terms of the </text:span><text:a xlink:type="simple" xlink:href="http://creativecommons.org/licenses/by/4.0/" office:target-frame-name="_blank" xlink:show="new" text:style-name="Internet_20_link" text:visited-style-name="Visited_20_Internet_20_Link"><text:span text:style-name="T7">Creative Commons Attribution Licence</text:span></text:a><text:span text:style-name="T21">, which permits unrestricted use, distribution, and reproduction in any medium, provided the original work is properly cited.</text:span></text:p>
      <text:p text:style-name="P23"><text:span text:style-name="T28">Competing interests:</text:span> </text:p>
      <text:p text:style-name="P12">No competing interests were disclosed.</text:p>
      <text:p text:style-name="P22"><text:span text:style-name="T20"/></text:p>
      <text:section text:style-name="Sect2" text:name="article-context">
        <text:section text:style-name="Sect1" text:name="article1-body">
          <text:h text:style-name="P24" text:outline-level="2"><text:bookmark text:name="d38115e119"/><text:span text:style-name="T27">Introduction</text:span></text:h>
          <text:p text:style-name="P6"><text:bookmark text:name="d38115e122"/><text:span text:style-name="T13">Patient participation is the </text:span><text:span text:style-name="T17">sine qua non</text:span><text:span text:style-name="T13"> condition for clinical trials to happen and for medical research to improve</text:span><text:a xlink:type="simple" xlink:href="https://f1000research.com/articles/6-66/v1#ref-1" text:style-name="Internet_20_link" text:visited-style-name="Visited_20_Internet_20_Link"><text:span text:style-name="T9">1</text:span></text:a><text:span text:style-name="T11">,</text:span><text:a xlink:type="simple" xlink:href="https://f1000research.com/articles/6-66/v1#ref-2" text:style-name="Internet_20_link" text:visited-style-name="Visited_20_Internet_20_Link"><text:span text:style-name="T9">2</text:span></text:a><text:span text:style-name="T13">(</text:span><text:bookmark text:name="d38115e134"/><text:a xlink:type="simple" xlink:href="http://www.mc.vanderbilt.edu/crc/workshop_files/2011-09-09.pptx" office:target-frame-name="xrefwindow" xlink:show="replace" text:style-name="Internet_20_link" text:visited-style-name="Visited_20_Internet_20_Link"><text:span text:style-name="T3">http://www.mc.vanderbilt.edu/crc/workshop_files/2011-09-09.pptx</text:span></text:a><text:span text:style-name="T13">). However, in practice, the informed consent process is hard to handle in a rigorous and satisfactory way. The US Food and Drug Administration (FDA) reports some metrics that are related to the frequency of clinical investigator-related deficiencies, which show that almost 10% of trials they monitored suffer from consent collection issues, such as failure to re-consent when new information becomes available, use of expired forms or non-validated, unapproved forms, consent document not signed or not dated, missing pages in consent document provided to subjects, failure to obtain written informed consent, parental permission obtained after child assent, changes made to the consent documents by hand and without IRB approval</text:span><text:a xlink:type="simple" xlink:href="https://f1000research.com/articles/6-66/v1#ref-3" text:style-name="Internet_20_link" text:visited-style-name="Visited_20_Internet_20_Link"><text:span text:style-name="T9">3</text:span></text:a><text:span text:style-name="T11">,</text:span><text:a xlink:type="simple" xlink:href="https://f1000research.com/articles/6-66/v1#ref-4" text:style-name="Internet_20_link" text:visited-style-name="Visited_20_Internet_20_Link"><text:span text:style-name="T9">4</text:span></text:a><text:span text:style-name="T13">(</text:span><text:bookmark text:name="d38115e144"/><text:a xlink:type="simple" xlink:href="http://www.fda.gov/downloads/AboutFDA/CentersOffices/CDER/UCM256376.pdf" office:target-frame-name="xrefwindow" xlink:show="replace" text:style-name="Internet_20_link" text:visited-style-name="Visited_20_Internet_20_Link"><text:span text:style-name="T3">http://www.fda.gov/downloads/AboutFDA/CentersOffices/CDER/UCM256376.pdf</text:span></text:a><text:span text:style-name="T13">; </text:span><text:bookmark text:name="d38115e148"/><text:a xlink:type="simple" xlink:href="http://www.yale.edu/hrpp/education/documents/CommonProblemsinInformedConsent_2013_vF.pptx" office:target-frame-name="xrefwindow" xlink:show="replace" text:style-name="Internet_20_link" text:visited-style-name="Visited_20_Internet_20_Link"><text:span text:style-name="T3">http://www.yale.edu/hrpp/education/documents/CommonProblemsinInformedConsent_2013_vF.pptx</text:span></text:a><text:span text:style-name="T13">). The study by Seife</text:span><text:a xlink:type="simple" xlink:href="https://f1000research.com/articles/6-66/v1#ref-5" text:style-name="Internet_20_link" text:visited-style-name="Visited_20_Internet_20_Link"><text:span text:style-name="T9">5</text:span></text:a><text:span text:style-name="T13"> analysed hundreds of clinical trial FDA inspection documents, covering the 1998–2013 period, and showed that a substantial number of them presented evidence of research misconduct, among which 53% were related to failure to protect the safety of patients and/or issues with oversight or informed consent.</text:span></text:p>
          <text:p text:style-name="P6"><text:bookmark text:name="d38115e156"/><text:span text:style-name="T13">This can lead to dramatic events, as in France in January 2016: a trial testing the “BIA 10-2474” as an analgesic molecule caused the death of a subject. The French health agency IGAS appeared to prove that re-consent was not sought after major neurological side effects occurred in some patients, leading to subjects being included in the clinical trial without being informed of this issue and still receiving doses of the analgesic molecule, (</text:span><text:bookmark text:name="d38115e158"/><text:a xlink:type="simple" xlink:href="http://www.liberation.fr/france/2016/02/04/drame-de-l-essai-clinique-a-rennes-le-deces-reste-inexplique_1431074" office:target-frame-name="xrefwindow" xlink:show="replace" text:style-name="Internet_20_link" text:visited-style-name="Visited_20_Internet_20_Link"><text:span text:style-name="T3">http://www.liberation.fr/france/2016/02/04/drame-de-l-essai-clinique-a-rennes-le-deces-reste-inexplique_1431074</text:span></text:a><text:span text:style-name="T13">; </text:span><text:bookmark text:name="d38115e161"/><text:a xlink:type="simple" xlink:href="https://fr.wikipedia.org/wiki/BIA_10-2474" office:target-frame-name="xrefwindow" xlink:show="replace" text:style-name="Internet_20_link" text:visited-style-name="Visited_20_Internet_20_Link"><text:span text:style-name="T3">https://fr.wikipedia.org/wiki/BIA_10-2474</text:span></text:a><text:span text:style-name="T13">, version of 2016.09.05). Another example in the UK occurred when a general practitioner was struck off after testing drugs on patients who did not give their consent</text:span><text:a xlink:type="simple" xlink:href="https://f1000research.com/articles/6-66/v1#ref-6" text:style-name="Internet_20_link" text:visited-style-name="Visited_20_Internet_20_Link"><text:span text:style-name="T9">6</text:span></text:a><text:span text:style-name="T13">. A recent, popular case of serious scientific misconduct was the DECREASE studies performed by Don Poldermans. The results of these studies were invalidated and some related publications retracted as, amongst many other frauds including data invention, informed consent was not proved to have been obtained before the randomised controlled trials (</text:span><text:bookmark text:name="d38115e168"/><text:a xlink:type="simple" xlink:href="https://en.wikipedia.org/wiki/Don_Poldermans" office:target-frame-name="xrefwindow" xlink:show="replace" text:style-name="Internet_20_link" text:visited-style-name="Visited_20_Internet_20_Link"><text:span text:style-name="T3">https://en.wikipedia.org/wiki/Don_Poldermans</text:span></text:a><text:span text:style-name="T13">, version of 2016.09.05; </text:span><text:bookmark text:name="d38115e171"/><text:a xlink:type="simple" xlink:href="http://retractionwatch.com/category/by-author/don-poldermans/" office:target-frame-name="xrefwindow" xlink:show="replace" text:style-name="Internet_20_link" text:visited-style-name="Visited_20_Internet_20_Link"><text:span text:style-name="T3">http://retractionwatch.com/category/by-author/don-poldermans/</text:span></text:a><text:span text:style-name="T13">).</text:span></text:p>
          <text:p text:style-name="P6"><text:bookmark text:name="d38115e175"/><text:span text:style-name="T13">Obtaining an individual’s consent is strictly tied to the Helsinki declaration</text:span><text:a xlink:type="simple" xlink:href="https://f1000research.com/articles/6-66/v1#ref-7" text:style-name="Internet_20_link" text:visited-style-name="Visited_20_Internet_20_Link"><text:span text:style-name="T9">7</text:span></text:a><text:span text:style-name="T11">,</text:span><text:a xlink:type="simple" xlink:href="https://f1000research.com/articles/6-66/v1#ref-8" text:style-name="Internet_20_link" text:visited-style-name="Visited_20_Internet_20_Link"><text:span text:style-name="T9">8</text:span></text:a><text:span text:style-name="T13">(</text:span><text:bookmark text:name="d38115e184"/><text:a xlink:type="simple" xlink:href="http://www.wma.net/en/30publications/10policies/b3/index.html" office:target-frame-name="xrefwindow" xlink:show="replace" text:style-name="Internet_20_link" text:visited-style-name="Visited_20_Internet_20_Link"><text:span text:style-name="T3">http://www.wma.net/en/30publications/10policies/b3/index.html</text:span></text:a><text:span text:style-name="T13">), which provides the good practices that should follow any stakeholder conducting a clinical trial. Point 26 of the Declaration states that each subject should be informed of the aim, methods, sources of funding, conflict of interests, affiliations of the researchers, anticipated benefits and risks and post-study provisions, and these conditions must be met to obtain freely-given informed consent. In practice, regulation agencies, such as the FDA, provide recommendations and mandatory commitments for consent to be collected in the right conditions</text:span><text:a xlink:type="simple" xlink:href="https://f1000research.com/articles/6-66/v1#ref-9" text:style-name="Internet_20_link" text:visited-style-name="Visited_20_Internet_20_Link"><text:span text:style-name="T9">9</text:span></text:a><text:span text:style-name="T13"> (</text:span><text:bookmark text:name="d38115e191"/><text:a xlink:type="simple" xlink:href="http://www.fda.gov/downloads/RegulatoryInformation/Guidances/UCM405006.pdf" office:target-frame-name="xrefwindow" xlink:show="replace" text:style-name="Internet_20_link" text:visited-style-name="Visited_20_Internet_20_Link"><text:span text:style-name="T3">http://www.fda.gov/downloads/RegulatoryInformation/Guidances/UCM405006.pdf</text:span></text:a><text:span text:style-name="T13">). Among those and of major importance, informed consent should be documented by a signed and dated written consent, which is particularly meaningful with Blockchain technology.</text:span></text:p>
          <text:p text:style-name="P6"><text:bookmark text:name="d38115e195"/><text:span text:style-name="T13">In addition, consent collection is a dynamic process; it is not a one-shot process ending when consent is sought before a clinical trial begins. As explained by Gupta</text:span><text:a xlink:type="simple" xlink:href="https://f1000research.com/articles/6-66/v1#ref-10" text:style-name="Internet_20_link" text:visited-style-name="Visited_20_Internet_20_Link"><text:span text:style-name="T9">10</text:span></text:a><text:span text:style-name="T13">, there are circumstances under which consent has to be sought again from a subject, corresponding to any time the trial protocol is majorly revised. This is a fundamental fact when ensuring to patients’ rights and transparency of a clinical trial</text:span><text:a xlink:type="simple" xlink:href="https://f1000research.com/articles/6-66/v1#ref-11" text:style-name="Internet_20_link" text:visited-style-name="Visited_20_Internet_20_Link"><text:span text:style-name="T9">11</text:span></text:a><text:span text:style-name="T11">,</text:span><text:a xlink:type="simple" xlink:href="https://f1000research.com/articles/6-66/v1#ref-12" text:style-name="Internet_20_link" text:visited-style-name="Visited_20_Internet_20_Link"><text:span text:style-name="T9">12</text:span></text:a><text:span text:style-name="T13">. Indeed, as detailed in these Institutional review board (IRB) guidelines (</text:span><text:bookmark text:name="d38115e208"/><text:a xlink:type="simple" xlink:href="http://www.irb.pitt.edu/sites/default/files/reconsent%20guidance.pdf" office:target-frame-name="xrefwindow" xlink:show="replace" text:style-name="Internet_20_link" text:visited-style-name="Visited_20_Internet_20_Link"><text:span text:style-name="T3">http://www.irb.pitt.edu/sites/default/files/reconsent guidance.pdf</text:span></text:a><text:span text:style-name="T13">; </text:span><text:bookmark text:name="d38115e211"/><text:a xlink:type="simple" xlink:href="http://www.mayo.edu/research/documents/29-re-consent-or-notification-of-significant-new-findingspdf/doc-10027714" office:target-frame-name="xrefwindow" xlink:show="replace" text:style-name="Internet_20_link" text:visited-style-name="Visited_20_Internet_20_Link"><text:span text:style-name="T3">http://www.mayo.edu/research/documents/29-re-consent-or-notification-of-significant-new-findingspdf/doc-10027714</text:span></text:a><text:span text:style-name="T13">; </text:span><text:bookmark text:name="d38115e214"/><text:a xlink:type="simple" xlink:href="http://www.yale.edu/hrpp/policies/documents/Reconsentingguidance.pdf" office:target-frame-name="xrefwindow" xlink:show="replace" text:style-name="Internet_20_link" text:visited-style-name="Visited_20_Internet_20_Link"><text:span text:style-name="T3">http://www.yale.edu/hrpp/policies/documents/Reconsentingguidance.pdf</text:span></text:a><text:span text:style-name="T13">), there are many situations where patients re-consent has to be sought or where they should be notified of minor trial issues, such as novel risks, significant changes in the research procedures, and worsening of the medical condition. Documents that are to be sent to patients can be consent form addendums, an information letter or a fully revised consent form. Of course, the revised consent form has to be approved by an IRB. It must be stressed that the FDA has highlighted the necessity to conceive a mechanism that ensures that the most recent revised consent form is in use in a clinical trial, and stipulates that timestamping is such an approved mechanism</text:span><text:a xlink:type="simple" xlink:href="https://f1000research.com/articles/6-66/v1#ref-9" text:style-name="Internet_20_link" text:visited-style-name="Visited_20_Internet_20_Link"><text:span text:style-name="T9">9</text:span></text:a><text:span text:style-name="T13"> (</text:span><text:bookmark text:name="d38115e222"/><text:a xlink:type="simple" xlink:href="http://www.fda.gov/downloads/RegulatoryInformation/Guidances/UCM405006.pdf" office:target-frame-name="xrefwindow" xlink:show="replace" text:style-name="Internet_20_link" text:visited-style-name="Visited_20_Internet_20_Link"><text:span text:style-name="T3">http://www.fda.gov/downloads/RegulatoryInformation/Guidances/UCM405006.pdf</text:span></text:a><text:span text:style-name="T13">).</text:span></text:p>
          <text:p text:style-name="P6"><text:bookmark text:name="d38115e227"/><text:soft-page-break/><text:span text:style-name="T13">As indicated in </text:span><text:a xlink:type="simple" xlink:href="https://f1000research.com/articles/6-66/v1#f1" text:style-name="Internet_20_link" text:visited-style-name="Visited_20_Internet_20_Link"><text:span text:style-name="T3">Figure 1</text:span></text:a><text:span text:style-name="T13">, consent is a dynamic process that involves a complex circuit of data and interacting actors, which should all retain information of this on-going process. For example: what subjects were notified; when the notifications were delivered; whom of the subjects consented or re-consented; when did subjects consent or re-consent. This information should circulate between the clinical trial stakeholders in real time.</text:span></text:p>
          <text:h text:style-name="P7" text:outline-level="3"><text:bookmark text:name="f1"/>Figure 1. Consent collection Blockchain workflow.</text:h>
          <text:p text:style-name="P5"><text:a xlink:type="simple" xlink:href="https://f1000research.com/articles/6-66/v1/f1/pptx" office:target-frame-name="_blank" xlink:show="new" text:style-name="Internet_20_link" text:visited-style-name="Visited_20_Internet_20_Link"><text:span text:style-name="T5">Download as a PowerPoint slide</text:span></text:a></text:p>
          <text:p text:style-name="P6"><text:bookmark text:name="d38115e247"/><text:span text:style-name="T13">Blockchain is a dawn-aged technology, a giant public datastore, stored in a secure and decentralised way. It is widely announced to be a backbone of the circulation of digital assets, powering any kind of services by transparency, traceability. In this context, Blockchain’s emerging and promising technology (</text:span><text:bookmark text:name="d38115e249"/><text:a xlink:type="simple" xlink:href="https://en.wikipedia.org/wiki/Blockchain_(database)" office:target-frame-name="xrefwindow" xlink:show="replace" text:style-name="Internet_20_link" text:visited-style-name="Visited_20_Internet_20_Link"><text:span text:style-name="T3">https://en.wikipedia.org/wiki/Blockchain_(database)</text:span></text:a><text:span text:style-name="T13">) can bring solid basis in the enrolment phase transparently to all stakeholders of a clinical trial, especially in the context of obtaining participant’s consent. Three core functional principles of this technology can play a fundamental role, as follows:</text:span></text:p>
          <text:list xml:id="list1383590680" text:style-name="L1">
            <text:list-item>
              <text:p text:style-name="P25"><text:bookmark text:name="d38115e259"/><text:bookmark text:name="d38115e252"/>1. Unfalsifiable timestamping information: this stands for proof of existence of any piece of data. When stored, this data is provable and immutable through a strong cryptographic protocol. Moreover, these proofs of existence can be checked on a public website. This transparency is of interest to any interested stakeholder.</text:p>
            </text:list-item>
            <text:list-item>
              <text:p text:style-name="P25"><text:bookmark text:name="d38115e268"/>2. Smart contract: this is a contract that is algorithmically implemented and binds any change in the protocol to the patients’ consent seeking renewal.</text:p>
            </text:list-item>
            <text:list-item>
              <text:p text:style-name="P25"><text:bookmark text:name="d38115e277"/>3. The decentralized nature of the Blockchain protocol gives to the patient, or more widely to patients’ communities, control over their consent and its revocation. The end-to-end connectivity creates a network that empowers patients and researchers as peers.</text:p>
            </text:list-item>
          </text:list>
          <text:h text:style-name="P19" text:outline-level="3"><text:bookmark text:name="d38115e283"/>Blockchain comes into play</text:h>
          <text:p text:style-name="P4"><text:bookmark text:name="d38115e288"/><text:span text:style-name="T29">At a clinical trial level.</text:span><text:span text:style-name="T30"> </text:span>Blockchain technology can act as a SafeGuard for the complex and wide range of actors required in clinical trials. In practice, the proof of existence for consent will be timestamped and stored in Blockchains, enabling clinical research stakeholders, such as sponsors, investigators and IRBs, which can be numerous in multi-center clinical investigations, to share consent and re-consent related data in real-time, and archive and historicize consent sets, which can be matched with each revision of the protocol.</text:p>
          <text:p text:style-name="P6"><text:bookmark text:name="d38115e297"/><text:span text:style-name="T13">Obtaining consent must be a ‘lock’ before subject inclusion in clinical trials. Indeed, with the help of Blockchain cryptographic keys, investigators won’t be able to include a patient in the trial until their consent is collected. In addition, to ensure a strict parity between enrolled patients and included patients, the present study will use one core functionality that Blockchain enables: the Smart Contract (</text:span><text:bookmark text:name="d38115e299"/><text:a xlink:type="simple" xlink:href="https://en.wikipedia.org/wiki/Smart_contract" office:target-frame-name="xrefwindow" xlink:show="replace" text:style-name="Internet_20_link" text:visited-style-name="Visited_20_Internet_20_Link"><text:span text:style-name="T3">https://en.wikipedia.org/wiki/Smart_contract</text:span></text:a><text:span text:style-name="T13">, version of 2016.09.05). This is a piece of code that holds a programmatically written contract between as many parties as needed, without any third-party, which executes algorithmically according to the terms provided by the contracting parties. This makes it possible to build a Smart Contract that will be executed with the only condition that patients will only be included when the enrolment is complete (technically, every Blockchain transactions can have a lock associated to them and transactions can be pending and triggered at an agreed upon contract time).</text:span></text:p>
          <text:p text:style-name="P6"><text:bookmark text:name="d38115e303"/><text:span text:style-name="T19">At a patient level.</text:span><text:span text:style-name="T15"> </text:span><text:span text:style-name="T13">Implementing a “privacy by design” technology, and archiving securely and transparently any dataset that needs to be stored, is a game changer towards improving enrolment phase methodology. Moreover, drawing on an entirely new way to collect informed consent, being careful with subjects rights, and so empowering them, could improve the enrolment rate. Indeed, the participation rate to clinical trial remains quite weak</text:span><text:a xlink:type="simple" xlink:href="https://f1000research.com/articles/6-66/v1#ref-11" text:style-name="Internet_20_link" text:visited-style-name="Visited_20_Internet_20_Link"><text:span text:style-name="T9">11</text:span></text:a><text:span text:style-name="T13">. Caldwell &amp; All performed a systematic review comparing different enrolment techniques, and showed that, amongst several other explanations, the conditions of collecting patients consent in an open and secure way is better at achieving an improved rate of enrolment</text:span><text:a xlink:type="simple" xlink:href="https://f1000research.com/articles/6-66/v1#ref-11" text:style-name="Internet_20_link" text:visited-style-name="Visited_20_Internet_20_Link"><text:span text:style-name="T9">11</text:span></text:a><text:span text:style-name="T11">,</text:span><text:a xlink:type="simple" xlink:href="https://f1000research.com/articles/6-66/v1#ref-13" text:style-name="Internet_20_link" text:visited-style-name="Visited_20_Internet_20_Link"><text:span text:style-name="T9">13</text:span></text:a><text:span text:style-name="T13">. At the patient community level, much literature documents barriers to enrolment, especially when barriers are strongly related to community or ethnicity-related issues</text:span><text:a xlink:type="simple" xlink:href="https://f1000research.com/articles/6-66/v1#ref-14" text:style-name="Internet_20_link" text:visited-style-name="Visited_20_Internet_20_Link"><text:span text:style-name="T9">14</text:span></text:a><text:span text:style-name="T11">,</text:span><text:a xlink:type="simple" xlink:href="https://f1000research.com/articles/6-66/v1#ref-15" text:style-name="Internet_20_link" text:visited-style-name="Visited_20_Internet_20_Link"><text:span text:style-name="T9">15</text:span></text:a><text:span text:style-name="T13">. We think that the decentralized, transparent and secure nature of Blockchain protocol may meet the conditions for an improved engagement of patient communities in clinical trials.</text:span></text:p>
          <text:p text:style-name="P4"><text:bookmark text:name="d38115e330"/>The tools that we will present in the current study should be considered as a starting point to define a gold-standard of an open and secure informed consent collection process. This can help optimize patients enrolment, and in turn, through a more transparent and trusted process, can create a bridge between clinical <text:soft-page-break/>research teams and patient communities, who are novel incomers in our digital age and whose commitment is critically dependent on building clinical trials as a highly trusted process.</text:p>
        </text:section>
        <text:section text:style-name="Sect1" text:name="Section1">
          <text:h text:style-name="P18" text:outline-level="2"><text:bookmark text:name="d38115e337"/><text:bookmark text:name="article1-body"/>Methods</text:h>
          <text:p text:style-name="P4"><text:bookmark text:name="d38115e340"/>In this proof-of-concept (POC) study, we targeted 27 volunteers for enrolment, which was achieved at the Clinical Epidemiology Department at Hospital Hôtel Dieu (Paris, France). There were no exclusion or inclusion criteria; the volunteers that were recruited were staff members of the Epidemiology Department (Hospital Hôtel Dieu). However, we ensured each of the users had email access.</text:p>
          <text:p text:style-name="P4"><text:bookmark text:name="d38115e343"/>A fake experimental clinical trial protocol was designed whose purpose was to compare the effect of “cisplatin vs. ledgerlin”, the last substance being a neologism, which was derived from the critical public datastore shared by all Blockchain users called “ledger". The protocol was accompanied by a consent form, which mimicked a design used routinely.</text:p>
          <text:p text:style-name="P4"><text:bookmark text:name="d38115e346"/>Each of the to-be-enrolled users were assigned a private key in order to sign data and documents, and in practice this would be used to publish their signed consent, which was to be anchored to the Blockchain.</text:p>
          <text:h text:style-name="P19" text:outline-level="3"><text:bookmark text:name="d38115e349"/>Blockchain networks</text:h>
          <text:p text:style-name="P6"><text:bookmark text:name="d38115e354"/><text:span text:style-name="T13">There are several Blockchain networks, for example Ethereum (</text:span><text:bookmark text:name="d38115e356"/><text:a xlink:type="simple" xlink:href="https://www.ethereum.org/" office:target-frame-name="xrefwindow" xlink:show="replace" text:style-name="Internet_20_link" text:visited-style-name="Visited_20_Internet_20_Link"><text:span text:style-name="T3">https://www.ethereum.org</text:span></text:a><text:span text:style-name="T13">), Bitcoin (</text:span><text:bookmark text:name="d38115e359"/><text:a xlink:type="simple" xlink:href="https://en.wikipedia.org/wiki/Bitcoin_network" office:target-frame-name="xrefwindow" xlink:show="replace" text:style-name="Internet_20_link" text:visited-style-name="Visited_20_Internet_20_Link"><text:span text:style-name="T3">https://en.wikipedia.org/wiki/Bitcoin_network</text:span></text:a><text:span text:style-name="T13">) and Hyperledger (</text:span><text:bookmark text:name="d38115e362"/><text:a xlink:type="simple" xlink:href="https://www.hyperledger.org/" office:target-frame-name="xrefwindow" xlink:show="replace" text:style-name="Internet_20_link" text:visited-style-name="Visited_20_Internet_20_Link"><text:span text:style-name="T3">https://www.hyperledger.org</text:span></text:a><text:span text:style-name="T13">). For our purpose, transactions and their validations were run on the Bitcoin network. Our choice was motivated by stability and immutability of the Bitcoin Blockchain, due to its large mining network, and the API it provides facilitates development. Moreover, it is the more widely used Blockchain network; therefore, there is a relatively dense community of developers to enable an efficient support (</text:span><text:bookmark text:name="d38115e365"/><text:a xlink:type="simple" xlink:href="https://bitcoin.stackexchange.com/" office:target-frame-name="xrefwindow" xlink:show="replace" text:style-name="Internet_20_link" text:visited-style-name="Visited_20_Internet_20_Link"><text:span text:style-name="T3">https://bitcoin.stackexchange.com</text:span></text:a><text:span text:style-name="T13">). The front-end and back-end technologies that are detailed hereafter were implemented by a Blockchain solutions provider, Stratumn SAS (</text:span><text:bookmark text:name="d38115e368"/><text:a xlink:type="simple" xlink:href="https://stratumn.com/" office:target-frame-name="xrefwindow" xlink:show="replace" text:style-name="Internet_20_link" text:visited-style-name="Visited_20_Internet_20_Link"><text:span text:style-name="T3">https://stratumn.com/</text:span></text:a><text:span text:style-name="T13">).</text:span></text:p>
          <text:p text:style-name="P6"><text:bookmark text:name="d38115e372"/><text:span text:style-name="T13">A website was developed with a simple one-page interface (</text:span><text:a xlink:type="simple" xlink:href="https://f1000research.com/articles/6-66/v1#f2" text:style-name="Internet_20_link" text:visited-style-name="Visited_20_Internet_20_Link"><text:span text:style-name="T3">Figure 2</text:span></text:a><text:span text:style-name="T13">). On the front-end, it displayed the consent document, a checkbox attesting that the protocol was read and understood, and a push button that triggered the consent process.</text:span></text:p>
          <text:p text:style-name="P6"><text:bookmark text:name="d38115e378"/><text:span text:style-name="T13">In practice, the on-line signed document contained a piece of code called “Chainscript”, (</text:span><text:bookmark text:name="d38115e380"/><text:a xlink:type="simple" xlink:href="http://chainscript.io/" office:target-frame-name="xrefwindow" xlink:show="replace" text:style-name="Internet_20_link" text:visited-style-name="Visited_20_Internet_20_Link"><text:span text:style-name="T3">http://chainscript.io</text:span></text:a><text:span text:style-name="T13">), which contained all the critical information about the user, and the version of the protocol attached to the signature. Each proof of signature had a manifest that takes the form of a hash that is the digital proof of signature.</text:span></text:p>
          <text:h text:style-name="P7" text:outline-level="3"><text:bookmark text:name="f2"/>Figure 2. Patients web-interface for blockchained consent collection website.</text:h>
          <text:p text:style-name="P5"><text:a xlink:type="simple" xlink:href="https://f1000research.com/articles/6-66/v1/f2/pptx" office:target-frame-name="_blank" xlink:show="new" text:style-name="Internet_20_link" text:visited-style-name="Visited_20_Internet_20_Link"><text:span text:style-name="T5">Download as a PowerPoint slide</text:span></text:a></text:p>
          <text:p text:style-name="P6"><text:bookmark text:name="d38115e399"/><text:span text:style-name="T13">On the back-end, pressing the “consent button” triggers Blockchain transactions: the proof of signature is timestamped and stored in the Blockchain. It should be emphasised that these signatures were shared in real-time through a restricted group of individuals, namely the present authors, who stand, in a real-life implementation, for investigators, IRBs or sponsors. This group obtains access to a dashboard (</text:span><text:a xlink:type="simple" xlink:href="https://f1000research.com/articles/6-66/v1#f3" text:style-name="Internet_20_link" text:visited-style-name="Visited_20_Internet_20_Link"><text:span text:style-name="T3">Figure 3</text:span></text:a><text:span text:style-name="T13">) with the following: an admin panel displaying the consent status of each user; the protocol that transparently stores the public keys of each consenting user (through Chainscript); and the history of each released version of the protocol and the consent and re-consent of the user attached to each of these versions.</text:span></text:p>
          <text:h text:style-name="P7" text:outline-level="3"><text:bookmark text:name="f3"/>Figure 3. Investigator dashboard for blockchained consent collection website.</text:h>
          <text:p text:style-name="P5"><text:a xlink:type="simple" xlink:href="https://f1000research.com/articles/6-66/v1/f3/pptx" office:target-frame-name="_blank" xlink:show="new" text:style-name="Internet_20_link" text:visited-style-name="Visited_20_Internet_20_Link"><text:span text:style-name="T5">Download as a PowerPoint slide</text:span></text:a></text:p>
          <text:h text:style-name="P19" text:outline-level="3"><text:bookmark text:name="d38115e421"/><text:soft-page-break/>Authentication method</text:h>
          <text:p text:style-name="P6"><text:bookmark text:name="d38115e426"/><text:span text:style-name="T13">For each user a pair of private-public keys were provided, (</text:span><text:bookmark text:name="d38115e428"/><text:a xlink:type="simple" xlink:href="https://msdn.microsoft.com/fr-fr/library/windows/desktop/aa387460(v=vs.85).aspx" office:target-frame-name="xrefwindow" xlink:show="replace" text:style-name="Internet_20_link" text:visited-style-name="Visited_20_Internet_20_Link"><text:span text:style-name="T3">https://msdn.microsoft.com/fr-fr/library/windows/desktop/aa387460(v=vs.85).aspx</text:span></text:a><text:span text:style-name="T13">). These are asymmetric cryptographic data that enables authentication on Blockchain. These were randomly attached in one-to-one correspondence to a user’s emails. We focused our interest to Blockchain’s usage in the time-stamping and archiving logic. We did not let users create or use their own Blockchain authentication setup, i.e. if a user owned a Bitcoin account, the key and Bitcoin address were not allowed to be used. This restriction was not related to Blockchain complexity, but rather to maintain a simple and common email-focused authentication process. Other ways exist for authentication, such as physical devices, like USB keys or cell phone fingerprints, but this would have led us far from the focus point of our protocol-related problematics.</text:span></text:p>
          <text:h text:style-name="P19" text:outline-level="3"><text:bookmark text:name="d38115e433"/>Workflow</text:h>
          <text:p text:style-name="P4"><text:bookmark text:name="d38115e438"/>The process that subjects were submitted is as follows:</text:p>
          <text:list xml:id="list2423945791" text:style-name="L2">
            <text:list-item>
              <text:p text:style-name="P26"><text:bookmark text:name="d38115e447"/><text:bookmark text:name="d38115e440"/>• <text:span text:style-name="T1">The study investigators to send email to the patients.</text:span></text:p>
            </text:list-item>
            <text:list-item>
              <text:p text:style-name="P26"><text:bookmark text:name="d38115e456"/>• <text:span text:style-name="T1">The users receive the email, which contains a web hyperlink redirecting them to the web interface that displays the consent form.</text:span></text:p>
            </text:list-item>
            <text:list-item>
              <text:p text:style-name="P26"><text:bookmark text:name="d38115e465"/>• <text:span text:style-name="T1">In the background, after clicking the consent button without the user experience being bothered by any blockchain transaction related complexity, the user signature is registered to the Blockchain and is timestamped.</text:span></text:p>
            </text:list-item>
            <text:list-item>
              <text:p text:style-name="P26"><text:bookmark text:name="d38115e474"/>• <text:span text:style-name="T1">Each time the protocol is updated, investigators send an email explaining the major changes that occurred and users are invited to sign the revised consent form.</text:span></text:p>
            </text:list-item>
            <text:list-item>
              <text:p text:style-name="P26"><text:bookmark text:name="d38115e483"/>• <text:span text:style-name="T1">Each step of this process is updated on the investigators’ admin panel with the version of the consent document and the user's consenting status.</text:span></text:p>
            </text:list-item>
          </text:list>
          <text:h text:style-name="P19" text:outline-level="3"><text:bookmark text:name="d38115e490"/>Proof of existence - Chainscript</text:h>
          <text:p text:style-name="P4"><text:bookmark text:name="d38115e495"/>Signatures of the evolving consent document were registered to the Blockchain. Moreover, all of the relevant interactions of the user with our platform was stored in the Blockchain, i.e. the consent form upload by the investigator; email requests to users; and patient signatures.</text:p>
          <text:p text:style-name="P6"><text:bookmark text:name="d38115e498"/><text:span text:style-name="T13">The piece of data attesting and synthesising all this information is called a Chainscript. It is a JSON formatted data structure holding all the information related to the protocol and users’ consent. Chainscript is a JSON format developed by Stratumn SAS, especially dedicated to attest the steps in trusted workflows (</text:span><text:bookmark text:name="d38115e500"/><text:a xlink:type="simple" xlink:href="http://chainscript.io/" office:target-frame-name="xrefwindow" xlink:show="replace" text:style-name="Internet_20_link" text:visited-style-name="Visited_20_Internet_20_Link"><text:span text:style-name="T3">http://chainscript.io/</text:span></text:a><text:span text:style-name="T13">). Chainscript is an open standard. The philosophy behind it is to be able to prove the integrity of a process with a single JSON data structure by securing the who, when, what and where of a sequences of steps that are linked together in chronological order. Each sequence corresponds to a segment, and each segment holds some metadata, an identifier called a hash, and a pointer to the preceding segment. The critical information maintained in Chainscript are the hashes, which are the proofs of the existence of data. Since each Blockchain transaction has a cost, we decided to group the transactions. What makes Chainscript interesting is that a series of Blockchain transactions can be wrapped into the same logic flow, preventing too intensive requesting to the Blockchain network, which can prove to be costly.</text:span></text:p>
          <text:p text:style-name="P4"><text:bookmark text:name="d38115e504"/>Therefore, with this information, how can we check proof of a specific data after they are merged? The ChainScript solution relies on a singular data structure, a Merkle Tree, which in a way “hashes the hash”, preserving in one single hash all the hashes, so that if any hash is corrupted, the entire tree is invalidated.</text:p>
          <text:p text:style-name="P4"><text:bookmark text:name="d38115e507"/>In our implementation, the ChainScript code is held in the PDF consent document, storing its hashed content, all its versions (corresponding to protocol revisions) and all the signing users for each version. It is of major interest that ChainScript can be publicly verified without any proprietary tool.</text:p>
          <text:p text:style-name="P4"><text:bookmark text:name="d38115e511"/>We should remark that a positive side effect of tracking each step of a user’s interaction with the platform is that storing so exhaustively the data, raises the barrier to fraud.</text:p>
        </text:section>
        <text:section text:style-name="Sect1" text:name="Section2">
          <text:h text:style-name="P18" text:outline-level="2"><text:bookmark text:name="d38115e518"/><text:bookmark text:name="article1-body5"/><text:soft-page-break/>Results</text:h>
          <text:h text:style-name="P19" text:outline-level="3"><text:bookmark text:name="d38115e521"/>Clinical trial master document</text:h>
          <text:p text:style-name="P4"><text:bookmark text:name="d38115e526"/>We were able to collect consent and re-consent of users and store them in a transparent, unfalsifiable, verifiable way. These data were encoded in a single document. This document holds the stakeholders’ identifiers, the users’ identifiers, timestamps of the protocols being sent, consent status, timestamps of the consent, and the version of the protocol to which the consent is attached.</text:p>
          <text:p text:style-name="P4"><text:bookmark text:name="d38115e529"/>This master document was shared in real-time through key actors that ruled the POC study. It was registered to the Blockchain in a safe way, so that this group of stakeholders retains the timestamped proof of the consent status in an immutable document. We stress again the fact that this document is incorruptible, and it is possible to check its consistency on any dedicated public website (e.g. a website that enables checking of Bitcoin transactions), proving the correspondence between each version of the protocol and its related consent.</text:p>
          <text:p text:style-name="P4"><text:bookmark text:name="d38115e532"/>Technically, these data are synthesized in the open data format we mentioned earlier, Chainscript, which is as follows:</text:p>
          <text:p text:style-name="P8"><text:bookmark text:name="d38115e535"/>"segment": {</text:p>
          <text:p text:style-name="P9"><text:bookmark text:name="d38115e540"/><text:s text:c="2"/><text:span text:style-name="T31">"link": {</text:span></text:p>
          <text:p text:style-name="P9"><text:bookmark text:name="d38115e544"/><text:s text:c="4"/><text:span text:style-name="T31">"state": {</text:span></text:p>
          <text:p text:style-name="P9"><text:bookmark text:name="d38115e548"/><text:s text:c="6"/><text:span text:style-name="T31">fileName: "protocole.pdf";</text:span></text:p>
          <text:p text:style-name="P9"><text:bookmark text:name="d38115e552"/><text:s text:c="6"/><text:span text:style-name="T31">uploadedBy: "investigateur";</text:span></text:p>
          <text:p text:style-name="P9"><text:bookmark text:name="d38115e556"/><text:s text:c="4"/><text:span text:style-name="T31">},</text:span></text:p>
          <text:p text:style-name="P9"><text:bookmark text:name="d38115e560"/><text:s text:c="4"/><text:span text:style-name="T31">"meta": {</text:span></text:p>
          <text:p text:style-name="P9"><text:bookmark text:name="d38115e565"/><text:s text:c="6"/><text:span text:style-name="T31">"title" : "Protocole",</text:span></text:p>
          <text:p text:style-name="P9"><text:bookmark text:name="d38115e569"/><text:s text:c="6"/><text:span text:style-name="T31">"tags" :["POC", "Essai clinique", "Hôpital Hôtel-Dieu"],</text:span></text:p>
          <text:p text:style-name="P9"><text:bookmark text:name="d38115e573"/><text:s text:c="6"/><text:span text:style-name="T31">"priority": "0"</text:span></text:p>
          <text:p text:style-name="P9"><text:bookmark text:name="d38115e577"/><text:s text:c="6"/><text:span text:style-name="T31">"updatedAt": 1455532426303,</text:span></text:p>
          <text:p text:style-name="P9"><text:bookmark text:name="d38115e581"/><text:s text:c="6"/><text:span text:style-name="T31">"mapId": "56c11d0ea55773bc6e681fde",</text:span></text:p>
          <text:p text:style-name="P9"><text:bookmark text:name="d38115e585"/><text:s text:c="4"/><text:span text:style-name="T31">}</text:span></text:p>
          <text:p text:style-name="P9"><text:bookmark text:name="d38115e590"/><text:s text:c="2"/><text:span text:style-name="T31">},</text:span></text:p>
          <text:p text:style-name="P9"><text:bookmark text:name="d38115e594"/><text:s text:c="2"/><text:span text:style-name="T31">[{ "Document_ID": "NOTE D INFORMATION DESTINEE AU PATIENT.pdf"",</text:span></text:p>
          <text:p text:style-name="P9"><text:bookmark text:name="d38115e598"/><text:s text:c="3"/><text:span text:style-name="T31">"Doctor_Name": "***",</text:span></text:p>
          <text:p text:style-name="P9"><text:bookmark text:name="d38115e602"/><text:s text:c="3"/><text:span text:style-name="T31">"Doctor_Email": "***@aphp.fr",</text:span></text:p>
          <text:p text:style-name="P9"><text:bookmark text:name="d38115e606"/><text:s text:c="3"/><text:span text:style-name="T31">"PDF_Title": "",</text:span></text:p>
          <text:p text:style-name="P9"><text:bookmark text:name="d38115e610"/><text:s text:c="3"/><text:span text:style-name="T31">"Conditions": "",</text:span></text:p>
          <text:p text:style-name="P9"><text:bookmark text:name="d38115e615"/><text:s text:c="3"/><text:span text:style-name="T31">"ExpiresIn": "XX",</text:span></text:p>
          <text:p text:style-name="P9"><text:bookmark text:name="d38115e619"/><text:s text:c="3"/><text:span text:style-name="T31">"Max_Patients": "XXX",</text:span></text:p>
          <text:p text:style-name="P9"><text:bookmark text:name="d38115e623"/><text:s text:c="3"/><text:span text:style-name="T31">Invites:</text:span></text:p>
          <text:p text:style-name="P9"><text:bookmark text:name="d38115e627"/><text:s text:c="3"/><text:span text:style-name="T31">[{</text:span></text:p>
          <text:p text:style-name="P9"><text:bookmark text:name="d38115e631"/><text:s text:c="3"/><text:span text:style-name="T31">"Email": "***@aphp.fr",</text:span></text:p>
          <text:p text:style-name="P9"><text:bookmark text:name="d38115e635"/><text:s text:c="3"/><text:span text:style-name="T31">"Name": "***",</text:span></text:p>
          <text:p text:style-name="P9"><text:bookmark text:name="d38115e640"/><text:s text:c="3"/><text:span text:style-name="T31">"Address": {</text:span></text:p>
          <text:p text:style-name="P9"><text:bookmark text:name="d38115e644"/><text:s text:c="5"/><text:span text:style-name="T31">"hash": "2568ce846c1391d94065df6cc4a42720369bcec9",</text:span></text:p>
          <text:p text:style-name="P9"><text:bookmark text:name="d38115e648"/><text:s text:c="5"/><text:span text:style-name="T31">"type": "pubkeyhash",</text:span></text:p>
          <text:p text:style-name="P9"><text:bookmark text:name="d38115e652"/><text:s text:c="5"/><text:span text:style-name="T31">"network": "livenet"</text:span></text:p>
          <text:p text:style-name="P9"><text:bookmark text:name="d38115e656"/><text:s text:c="5"/><text:span text:style-name="T31">}</text:span></text:p>
          <text:p text:style-name="P9"><text:bookmark text:name="d38115e660"/><text:s text:c="2"/><text:span text:style-name="T31">},],</text:span></text:p>
          <text:p text:style-name="P9"><text:bookmark text:name="d38115e665"/><text:s text:c="2"/><text:span text:style-name="T31">},[</text:span></text:p>
          <text:p text:style-name="P9"><text:bookmark text:name="d38115e669"/><text:s text:c="8"/><text:span text:style-name="T31">"signature",</text:span></text:p>
          <text:p text:style-name="P9"><text:bookmark text:name="d38115e673"/><text:s text:c="4"/><text:span text:style-name="T31">"***",</text:span></text:p>
          <text:p text:style-name="P9"><text:bookmark text:name="d38115e677"/><text:s text:c="4"/><text:span text:style-name="T31">"***@aphp.fr",</text:span></text:p>
          <text:p text:style-name="P9"><text:bookmark text:name="d38115e681"/><text:s text:c="4"/><text:span text:style-name="T31">0,</text:span></text:p>
          <text:p text:style-name="P9"><text:bookmark text:name="d38115e685"/><text:s text:c="4"/><text:span text:style-name="T31">"H6qy9U3S+BNqreKwMgEnDAHij3wNMcq4T2+X9axzx65Zd+HDy16tr03YPT4oKkGtW820so0D+0Pk2UTrwnXiLKs=",</text:span></text:p>
          <text:p text:style-name="P9"><text:bookmark text:name="d38115e690"/><text:s text:c="4"/><text:span text:style-name="T31">{</text:span></text:p>
          <text:p text:style-name="P9"><text:bookmark text:name="d38115e694"/><text:s text:c="8"/><text:span text:style-name="T31">hash: "6786ce716b2ac8e14b20e0a2fd8b88a7994d4a10",</text:span></text:p>
          <text:p text:style-name="P9"><text:bookmark text:name="d38115e698"/><text:s text:c="8"/><text:span text:style-name="T31">type: "pubkeyhash",</text:span></text:p>
          <text:p text:style-name="P9"><text:bookmark text:name="d38115e702"/><text:s text:c="8"/><text:span text:style-name="T31">network: "livenet"</text:span></text:p>
          <text:p text:style-name="P9"><text:bookmark text:name="d38115e706"/><text:soft-page-break/><text:s text:c="4"/><text:span text:style-name="T31">},</text:span></text:p>
          <text:p text:style-name="P9"><text:bookmark text:name="d38115e710"/><text:s text:c="4"/><text:span text:style-name="T31">"2016-07-08T13:11:15.824Z",</text:span></text:p>
          <text:p text:style-name="P9"><text:bookmark text:name="d38115e715"/><text:s text:c="4"/><text:span text:style-name="T31">"method__saveSignature"</text:span></text:p>
          <text:p text:style-name="P8"><text:bookmark text:name="d38115e719"/>],[{</text:p>
          <text:p text:style-name="P9"><text:bookmark text:name="d38115e723"/><text:s text:c="4"/><text:span text:style-name="T31">"DateSigned": "2016-07-08T13:11:15.824Z",</text:span></text:p>
          <text:p text:style-name="P9"><text:bookmark text:name="d38115e727"/><text:s text:c="4"/><text:span text:style-name="T31">"Signature": <text:s text:c="8"/>"H6qy9U3S+BNqreKwMgEnDAHij3wNMcq4T2+X9axzx65Zd+HDy16tr03YPT4oKkGtW820so0D+0Pk2UTrwnXiLKs=",</text:span></text:p>
          <text:p text:style-name="P9"><text:bookmark text:name="d38115e731"/><text:s text:c="4"/><text:span text:style-name="T31">Consent: 0</text:span></text:p>
          <text:p text:style-name="P9"><text:bookmark text:name="d38115e735"/><text:s text:c="4"/><text:span text:style-name="T31">}]</text:span></text:p>
          <text:p text:style-name="P4"><text:bookmark text:name="d38115e740"/>All this information is bound together in one data structure, so that the whole set of obtained consent, with their uniquely attached version of the protocol, form an immutable global data. The change of a single element breaks the entire data structure.</text:p>
          <text:p text:style-name="P4"><text:bookmark text:name="d38115e743"/>In the interest of user confidentiality, the master document cannot be made available.</text:p>
          <text:h text:style-name="P19" text:outline-level="3"><text:bookmark text:name="d38115e747"/>Technical details of the POC</text:h>
          <text:p text:style-name="P6"><text:bookmark text:name="d38115e752"/><text:span text:style-name="T13">We sent two versions of the protocol (</text:span><text:a xlink:type="simple" xlink:href="https://f1000research.com/articles/6-66/v1#SF1" text:style-name="Internet_20_link" text:visited-style-name="Visited_20_Internet_20_Link"><text:span text:style-name="T3">Supplementary File 1</text:span></text:a><text:span text:style-name="T13"> and </text:span><text:a xlink:type="simple" xlink:href="https://f1000research.com/articles/6-66/v1#SF2" text:style-name="Internet_20_link" text:visited-style-name="Visited_20_Internet_20_Link"><text:span text:style-name="T3">Supplementary File 2</text:span></text:a><text:span text:style-name="T13">) during the study, through which we sought the users consent; each consent was attached to a specific version of the protocol.</text:span></text:p>
          <text:p text:style-name="P4"><text:bookmark text:name="d38115e761"/>Users were given a digital signature and secured key, each of which consisted of a hash. Amongst the users of this experimental study, 14 gave their consent to the two versions of the protocol, 9 gave their consent to only one version of the protocol and 2 didn’t give their consents at all and 2 did not respond to any consent form.</text:p>
          <text:p text:style-name="P4"><text:bookmark text:name="d38115e764"/>The interaction of the user with the online interface, namely accepting or refusing to give consent, led to a transaction validated in Blockchain. Each version of the protocol had a unique identifier, called a hash. The hash is uniquely attached to the content of the protocol document. The correspondence between the consent document and the hash is one-to-one, namely if one single letter is changed then the hash is broken.</text:p>
          <text:p text:style-name="P6"><text:bookmark text:name="d38115e767"/><text:a xlink:type="simple" xlink:href="https://f1000research.com/articles/6-66/v1#f4" text:style-name="Internet_20_link" text:visited-style-name="Visited_20_Internet_20_Link"><text:span text:style-name="T3">Figure 4</text:span></text:a><text:span text:style-name="T13"> shows where the identifier of the protocol document is highlighted in the Chainscript master document. </text:span><text:a xlink:type="simple" xlink:href="https://f1000research.com/articles/6-66/v1#f5" text:style-name="Internet_20_link" text:visited-style-name="Visited_20_Internet_20_Link"><text:span text:style-name="T3">Figure 5</text:span></text:a><text:span text:style-name="T13">displays the investigator identifiers, and </text:span><text:a xlink:type="simple" xlink:href="https://f1000research.com/articles/6-66/v1#f6" text:style-name="Internet_20_link" text:visited-style-name="Visited_20_Internet_20_Link"><text:span text:style-name="T3">Figure 6</text:span></text:a><text:span text:style-name="T13"> reveals the consent status bound to the protocol revision version.</text:span></text:p>
          <text:h text:style-name="P7" text:outline-level="3"><text:bookmark text:name="f4"/>Figure 4. Consent collection master document: unique identifier protocol.</text:h>
          <text:p text:style-name="P5"><text:a xlink:type="simple" xlink:href="https://f1000research.com/articles/6-66/v1/f4/pptx" office:target-frame-name="_blank" xlink:show="new" text:style-name="Internet_20_link" text:visited-style-name="Visited_20_Internet_20_Link"><text:span text:style-name="T5">Download as a PowerPoint slide</text:span></text:a></text:p>
          <text:h text:style-name="P7" text:outline-level="3"><text:bookmark text:name="f5"/>Figure 5. Consent collection master document: investigator identifiers.</text:h>
          <text:p text:style-name="P5"><text:a xlink:type="simple" xlink:href="https://f1000research.com/articles/6-66/v1/f5/pptx" office:target-frame-name="_blank" xlink:show="new" text:style-name="Internet_20_link" text:visited-style-name="Visited_20_Internet_20_Link"><text:span text:style-name="T5">Download as a PowerPoint slide</text:span></text:a></text:p>
          <text:h text:style-name="P7" text:outline-level="3"><text:bookmark text:name="f6"/>Figure 6. Consent collection master document: consents status bound to protocol revision versions.</text:h>
          <text:p text:style-name="P5"><text:a xlink:type="simple" xlink:href="https://f1000research.com/articles/6-66/v1/f6/pptx" office:target-frame-name="_blank" xlink:show="new" text:style-name="Internet_20_link" text:visited-style-name="Visited_20_Internet_20_Link"><text:span text:style-name="T5">Download as a PowerPoint slide</text:span></text:a></text:p>
        </text:section>
        <text:section text:style-name="Sect1" text:name="Section3">
          <text:h text:style-name="P18" text:outline-level="2"><text:bookmark text:name="d38115e826"/><text:bookmark text:name="article1-body6"/>Discussion</text:h>
          <text:p text:style-name="P4"><text:bookmark text:name="d38115e829"/>Blockchain is an emerging, fast-evolving technology. The boiling atmosphere around development and use of Blockchain is similar to tech development during the early stages of the web : It took several years before formatting as html or css became web standards. Blockchain technologies are gaining more and more attention, and Blockchain networks are proliferating, for example Ethereum, Bitcoin, Hyperledger or private Blockchain networks. It is not clear which of these will impose itself as a blockchain network standard, or even if there will be unique standard one. Public networks are interesting due to the idea of a community driven approach and scalability, but private ones can offer a certain level of customization.</text:p>
          <text:p text:style-name="P6"><text:bookmark text:name="d38115e832"/><text:span text:style-name="T13">Alongside this fast-developing tech, there are still some infrastructure obstructions that are not yet circumvented, namely delays in transaction validation. On the Bitcoin network, the validation process (via the so-called mining) takes around 10 minutes (</text:span><text:bookmark text:name="d38115e834"/><text:a xlink:type="simple" xlink:href="https://www.quandl.com/data/BCHAIN/ATRCT-Bitcoin-Average-Transaction-Confirmation-Time" office:target-frame-name="xrefwindow" xlink:show="replace" text:style-name="Internet_20_link" text:visited-style-name="Visited_20_Internet_20_Link"><text:span text:style-name="T3">https://www.quandl.com/data/BCHAIN/ATRCT-Bitcoin-Average-Transaction-Confirmation-Time</text:span></text:a><text:span text:style-name="T13">). In the present study’s context, we are not tied by real-time requirements measured in seconds, and so it is not a major obstruction. Moreover, the ChainScript logic we implemented in our POC allows grouped network request validation, which preserves the Blockchain network from computation overload, and allows to scale our method to a large patient cohort. More generally, to tackle this challenge of scaling the network, in case there is a massive amount of transactions, there are some implementations of Bitcoin-based protocol isolated from the Blockchain, the most renown is called SideChain </text:span><text:soft-page-break/><text:span text:style-name="T13">(</text:span><text:bookmark text:name="d38115e837"/><text:a xlink:type="simple" xlink:href="https://www.deepdotweb.com/2014/06/26/sidechains-blockchain-2-0/" office:target-frame-name="xrefwindow" xlink:show="replace" text:style-name="Internet_20_link" text:visited-style-name="Visited_20_Internet_20_Link"><text:span text:style-name="T3">https://www.deepdotweb.com/2014/06/26/sidechains-blockchain-2-0/</text:span></text:a><text:span text:style-name="T13">; </text:span><text:bookmark text:name="d38115e840"/><text:a xlink:type="simple" xlink:href="https://www.reddit.com/r/Bitcoin/comments/2kdxy8/" office:target-frame-name="xrefwindow" xlink:show="replace" text:style-name="Internet_20_link" text:visited-style-name="Visited_20_Internet_20_Link"><text:span text:style-name="T3">https://www.reddit.com/r/Bitcoin/comments/2kdxy8/</text:span></text:a><text:span text:style-name="T13">).</text:span></text:p>
          <text:p text:style-name="P4"><text:bookmark text:name="d38115e844"/>Moreover, with regard to the authentication process, we can expect that, when the use of Blockchain’s technologies will be more common, there is an important chance that users already possess a Blockchain public-private-key identity. Therefore, sending keys for access and identification later in the signing process will be obsolete. This will require maintenance of a double key attribution (as explained above in the “Authentication method" section) for users that do not have any Blockchain network identity and to be able to take into account those who have already one. In the latter case, verification of the digital signature of these users will have to occur.</text:p>
          <text:p text:style-name="P4"><text:bookmark text:name="d38115e847"/>It should be noted that we did not implement a consent revocation workflow. However, there is no issue in transposing at that end the Blockchain transaction logic we implemented for the consent. On that point, we should be careful about the fact that if the consent or its revocation can be given or withdrawn with no problem, these actions cannot be erased from the Blockchain. Indeed, if subjects revoked their consent by accident, then the action can be reversed, but data will remain containing the revocation of the consent and the cancellation of this revocation.</text:p>
          <text:p text:style-name="P6"><text:bookmark text:name="d38115e851"/><text:span text:style-name="T13">Finally, we evoked a possible improvement in the enrolment rate, by empowering patients and granting them information and control over the enrolment phase. However, Blockchain is certainly not a “one size fits all” solution to the problem of a low enrolment rate. Indeed, there are many other parameters that interfere with the enrolment, which fall beyond the scope of transparency, user control and reliability that Blockchain technology helps to achieve: age, sex, cultural background, socio-economic factors, lack of educational materials</text:span><text:a xlink:type="simple" xlink:href="https://f1000research.com/articles/6-66/v1#ref-16" text:style-name="Internet_20_link" text:visited-style-name="Visited_20_Internet_20_Link"><text:span text:style-name="T9">16</text:span></text:a><text:span text:style-name="T13">, readability and length of consent</text:span><text:a xlink:type="simple" xlink:href="https://f1000research.com/articles/6-66/v1#ref-17" text:style-name="Internet_20_link" text:visited-style-name="Visited_20_Internet_20_Link"><text:span text:style-name="T9">17</text:span></text:a><text:span text:style-name="T11">–</text:span><text:a xlink:type="simple" xlink:href="https://f1000research.com/articles/6-66/v1#ref-19" text:style-name="Internet_20_link" text:visited-style-name="Visited_20_Internet_20_Link"><text:span text:style-name="T9">19</text:span></text:a><text:span text:style-name="T13">, limited awareness about clinical research or patient-physician relationship</text:span><text:a xlink:type="simple" xlink:href="https://f1000research.com/articles/6-66/v1#ref-20" text:style-name="Internet_20_link" text:visited-style-name="Visited_20_Internet_20_Link"><text:span text:style-name="T9">20</text:span></text:a><text:span text:style-name="T13"> and momentum of consent request</text:span><text:a xlink:type="simple" xlink:href="https://f1000research.com/articles/6-66/v1#ref-21" text:style-name="Internet_20_link" text:visited-style-name="Visited_20_Internet_20_Link"><text:span text:style-name="T9">21</text:span></text:a><text:span text:style-name="T11">,</text:span><text:a xlink:type="simple" xlink:href="https://f1000research.com/articles/6-66/v1#ref-22" text:style-name="Internet_20_link" text:visited-style-name="Visited_20_Internet_20_Link"><text:span text:style-name="T9">22</text:span></text:a><text:span text:style-name="T13">. Besides, the scope of our method did not address the question of consent collected in singular situations, such as intensive care, unconscious patients or psychiatric pathologies.</text:span></text:p>
        </text:section>
        <text:section text:style-name="Sect1" text:name="Section4">
          <text:h text:style-name="P18" text:outline-level="2"><text:bookmark text:name="d38115e879"/><text:bookmark text:name="article1-body7"/>Conclusion</text:h>
          <text:p text:style-name="P4"><text:bookmark text:name="d38115e882"/>Keeping track of consent collection is consolidated through the use of Blockchain technology. We have seen in this proof-of-concept study that all consent-related data can leave an unfalsifiable and verifiable fingerprint on the Blockchain. This is important both on the stakeholder’s side, letting them prove the existence and the consistency of the data, and on the patient’s side, giving them more visibility, transparency, and hence control over their consent.</text:p>
          <text:p text:style-name="P4"><text:bookmark text:name="d38115e885"/>Moreover, though it was not be the focus of this paper, we anticipate that Blockchain technology, in that it does not rely trust on third party but inversely empowers peer-to-peer users by granting them control over consent agreement and revocation, can help gathering conditions of an improved privacy-respected freely-given consent. Besides, given its decentralized protocol, it can help introduce communities to contemporary clinical research, opening, for clinical reasearch, the path to implementing community management techniques in order to enrol patients using a more targeted approach.</text:p>
          <text:p text:style-name="P4"><text:bookmark text:name="d38115e888"/>From a global perspective, the application of Blockchain technologies in the context of clinical research is broad and promising. Indeed, tracking the complex data flow with numerous diverse stakeholders, and documenting it in real-time through a timestamping workflow, is a key step towards proving data consistency and inviolability, and will hence improve clinical trial methodology.</text:p>
        </text:section>
        <text:section text:style-name="Sect1" text:name="Section5">
          <text:h text:style-name="P18" text:outline-level="2"><text:bookmark text:name="d38115e895"/><text:bookmark text:name="article1-body8"/>Software availability</text:h>
          <text:p text:style-name="P6"><text:bookmark text:name="d38115e898"/><text:span text:style-name="T13">Latest source code available at: </text:span><text:bookmark text:name="d38115e900"/><text:a xlink:type="simple" xlink:href="https://github.com/benchoufi/DocChain" office:target-frame-name="xrefwindow" xlink:show="replace" text:style-name="Internet_20_link" text:visited-style-name="Visited_20_Internet_20_Link"><text:span text:style-name="T3">https://github.com/benchoufi/DocChain</text:span></text:a></text:p>
          <text:p text:style-name="P6"><text:bookmark text:name="d38115e904"/><text:span text:style-name="T13">Archived source code as at time of publication: doi, </text:span><text:bookmark text:name="d38115e906"/><text:a xlink:type="simple" xlink:href="http://dx.doi.org/10.5281/zenodo.237040" office:target-frame-name="xrefwindow" xlink:show="replace" text:style-name="Internet_20_link" text:visited-style-name="Visited_20_Internet_20_Link"><text:span text:style-name="T3">10.5281/zenodo.237040</text:span></text:a><text:span text:style-name="T13">(</text:span><text:bookmark text:name="d38115e909"/><text:a xlink:type="simple" xlink:href="https://zenodo.org/record/237040#.WHSxorYrI_V" office:target-frame-name="xrefwindow" xlink:show="replace" text:style-name="Internet_20_link" text:visited-style-name="Visited_20_Internet_20_Link"><text:span text:style-name="T3">https://zenodo.org/record/237040#.WHSxorYrI_V</text:span></text:a><text:span text:style-name="T13">)</text:span></text:p>
          <text:p text:style-name="P4"><text:bookmark text:name="d38115e913"/>Licence: 3-clause BSD licence</text:p>
        </text:section>
        <text:section text:style-name="Sect1" text:name="article1-back">
          <text:h text:style-name="P18" text:outline-level="2"><text:bookmark text:name="d38306"/><text:bookmark text:name="d38115e1"/>Author contributions</text:h>
          <text:p text:style-name="P13"><text:bookmark text:name="d38115e41"/><text:bookmark text:name="d38115e39"/>Mehdi Benchoufi designed the work, initiated and led the analysis on blockchain impacts in the context of clinical trials. With the co-authors, he contributed to identify consent collection process as a substantial use-<text:soft-page-break/>case for a blockchain implementation, in the idea of clinical trial transparency and traceability. He designed the blockchain collection website and was the medical coordinator of technical developments.</text:p>
          <text:p text:style-name="P13"><text:bookmark text:name="d38115e44"/>Raphaël Porcher contributed to the design of the work, especially on identifying with the corresponding author which of the consent process steps could be wrapped into a Blockchain process. He has put in perspective the potential of implementing Blockchain in consent process, with regards to information of patients, ethics, data privacy.</text:p>
          <text:p text:style-name="P13"><text:bookmark text:name="d38115e47"/>Philippe Ravaud brought his expertise to consolidate the design of work, identified with the corresponding author the issues related to consent process that should be tracked through Blockchain transactions, especially the ones related to protocol revisions and lack of consent collection renewal. He analysed the results with Raphaël Porcher and the corresponding author and inferred from them improved methodology perspectives that Blokchain draw for the entire field of clinical research.</text:p>
          <text:p text:style-name="P13"><text:bookmark text:name="d38115e50"/>Both Raphaël Porcher and Philippe Ravaud reviewed the article, finally approved the article and agree to be accountable on any part of the article relatively of its accuracy and its integrity.</text:p>
          <text:h text:style-name="P17" text:outline-level="2"><text:bookmark text:name="d38310"/><text:bookmark text:name="d38115e13"/>Competing interests</text:h>
          <text:p text:style-name="P13"><text:bookmark text:name="d38115e56"/><text:bookmark text:name="d38115e54"/>No competing interests were disclosed.</text:p>
          <text:h text:style-name="P17" text:outline-level="2"><text:bookmark text:name="d38312"/><text:bookmark text:name="d38115e14"/>Grant information</text:h>
          <text:p text:style-name="P13">The author(s) declared that no grants were involved in supporting this work.</text:p>
          <text:h text:style-name="P17" text:outline-level="2"><text:bookmark text:name="d38115e922"/><text:bookmark text:name="SM1"/>Supplementary material</text:h>
          <text:p text:style-name="P13"><text:bookmark text:name="SF1"/>Supplementary File 1: Protocol and consent form (versions 0 and 1) used in the proof-of-concept study (in zipped file) (in French).</text:p>
          <text:p text:style-name="P14"><text:bookmark text:name="d38115e930"/><text:bookmark text:name="d38115e928"/><text:a xlink:type="simple" xlink:href="https://f1000researchdata.s3.amazonaws.com/supplementary/10531/2ae80474-0dca-4f19-ba4b-5c59d9b49877.zip" office:target-frame-name="xrefwindow" xlink:show="replace" text:style-name="Internet_20_link" text:visited-style-name="Visited_20_Internet_20_Link"><text:span text:style-name="T4">Click here to access the data</text:span></text:a><text:span text:style-name="T14">.</text:span></text:p>
          <text:p text:style-name="P13"><text:bookmark text:name="SF2"/>Supplementary File 2: Protocol and consent form (versions 0 and 1) used in the proof-of-concept study (in zipped file) (in English).</text:p>
          <text:p text:style-name="P14"><text:bookmark text:name="d38115e939"/><text:bookmark text:name="d38115e937"/><text:a xlink:type="simple" xlink:href="https://f1000researchdata.s3.amazonaws.com/supplementary/10531/895c29be-d132-41f6-b65a-aa88ff5155fd.zip" office:target-frame-name="xrefwindow" xlink:show="replace" text:style-name="Internet_20_link" text:visited-style-name="Visited_20_Internet_20_Link"><text:span text:style-name="T4">Click here to access the data</text:span></text:a><text:span text:style-name="T14">.</text:span></text:p>
          <text:h text:style-name="P17" text:outline-level="2"><text:bookmark text:name="d38392"/><text:bookmark text:name="d38115e944"/>References</text:h>
          <text:list xml:id="list170650719" text:style-name="L3">
            <text:list-item>
              <text:p text:style-name="P27"><text:bookmark text:name="ref-1"/><text:bookmark text:name="d38115e9442"/><text:span text:style-name="T23">1.</text:span><text:span text:style-name="T14"> </text:span><text:bookmark text:name="d38115e951"/><text:span text:style-name="T14">Gupta UC: Informed consent in clinical research: Revisiting few concepts and areas. </text:span><text:span text:style-name="T18">Perspect Clin Res.</text:span><text:span text:style-name="T14"> 2013; </text:span><text:span text:style-name="T16">4</text:span><text:span text:style-name="T14">(1): 26–32. </text:span><text:bookmark text:name="d38115e959"/><text:a xlink:type="simple" xlink:href="http://www.ncbi.nlm.nih.gov/pubmed/23533976" office:target-frame-name="xrefwindow" xlink:show="replace" text:style-name="Internet_20_link" text:visited-style-name="Visited_20_Internet_20_Link"><text:span text:style-name="T4">PubMed Abstract </text:span></text:a><text:span text:style-name="T14">| </text:span><text:bookmark text:name="d38115e962"/><text:a xlink:type="simple" xlink:href="http://dx.doi.org/10.4103/2229-3485.106373" office:target-frame-name="xrefwindow" xlink:show="replace" text:style-name="Internet_20_link" text:visited-style-name="Visited_20_Internet_20_Link"><text:span text:style-name="T4">Publisher Full Text </text:span></text:a><text:span text:style-name="T14">| </text:span><text:bookmark text:name="d38115e965"/><text:a xlink:type="simple" xlink:href="http://www.ncbi.nlm.nih.gov/pmc/articles/3601699" office:target-frame-name="xrefwindow" xlink:show="replace" text:style-name="Internet_20_link" text:visited-style-name="Visited_20_Internet_20_Link"><text:span text:style-name="T4">Free Full Text</text:span></text:a></text:p>
            </text:list-item>
            <text:list-item>
              <text:p text:style-name="P27"><text:bookmark text:name="ref-2"/><text:span text:style-name="T23">2.</text:span><text:span text:style-name="T14"> </text:span><text:bookmark text:name="d38115e974"/><text:span text:style-name="T14">Lloyd Wendy: BA, LPN, CIP,CCRP, Regulatory Affairs and Compliance Specialist Part 2 of 3 Part Series: Informed Consent, the process. </text:span><text:bookmark text:name="d38115e976"/><text:a xlink:type="simple" xlink:href="http://www.mc.vanderbilt.edu/crc/workshop_files/2011-09-09.pptx" office:target-frame-name="xrefwindow" xlink:show="replace" text:style-name="Internet_20_link" text:visited-style-name="Visited_20_Internet_20_Link"><text:span text:style-name="T4">Reference Source</text:span></text:a></text:p>
            </text:list-item>
            <text:list-item>
              <text:p text:style-name="P27"><text:bookmark text:name="ref-3"/><text:soft-page-break/><text:span text:style-name="T23">3.</text:span><text:span text:style-name="T14"> </text:span><text:bookmark text:name="d38115e985"/><text:span text:style-name="T14">Office of Scientific Investigations, Metrics. US Food and Drug Administration. 2014. </text:span><text:bookmark text:name="d38115e987"/><text:a xlink:type="simple" xlink:href="http://www.fda.gov/downloads/AboutFDA/CentersOffices/CDER/UCM256376.pdf" office:target-frame-name="xrefwindow" xlink:show="replace" text:style-name="Internet_20_link" text:visited-style-name="Visited_20_Internet_20_Link"><text:span text:style-name="T4">Reference Source</text:span></text:a></text:p>
            </text:list-item>
            <text:list-item>
              <text:p text:style-name="P27"><text:bookmark text:name="ref-4"/><text:span text:style-name="T23">4.</text:span><text:span text:style-name="T14"> </text:span><text:bookmark text:name="d38115e996"/><text:span text:style-name="T14">Barney JR, Antisdel M: Common problems in informed consent. Human Research Protection Program (HRPP). 2013. </text:span><text:bookmark text:name="d38115e998"/><text:a xlink:type="simple" xlink:href="http://your.yale.edu/sites/default/files/commonproblemsininformedconsent_2013_vf.pptx" office:target-frame-name="xrefwindow" xlink:show="replace" text:style-name="Internet_20_link" text:visited-style-name="Visited_20_Internet_20_Link"><text:span text:style-name="T4">Reference Source</text:span></text:a></text:p>
            </text:list-item>
            <text:list-item>
              <text:p text:style-name="P27"><text:bookmark text:name="ref-5"/><text:span text:style-name="T23">5.</text:span><text:span text:style-name="T14"> </text:span><text:bookmark text:name="d38115e1007"/><text:span text:style-name="T14">Seife C: Research misconduct identified by the US Food and Drug Administration: out of sight, out of mind, out of the peer-reviewed literature. </text:span><text:span text:style-name="T18">JAMA Intern Med.</text:span><text:span text:style-name="T14"> 2015; </text:span><text:span text:style-name="T16">175</text:span><text:span text:style-name="T14">(4): 567–77. </text:span><text:bookmark text:name="d38115e1015"/><text:a xlink:type="simple" xlink:href="http://www.ncbi.nlm.nih.gov/pubmed/25664866" office:target-frame-name="xrefwindow" xlink:show="replace" text:style-name="Internet_20_link" text:visited-style-name="Visited_20_Internet_20_Link"><text:span text:style-name="T4">PubMed Abstract </text:span></text:a><text:span text:style-name="T14">| </text:span><text:bookmark text:name="d38115e1018"/><text:a xlink:type="simple" xlink:href="http://dx.doi.org/10.1001/jamainternmed.2014.7774" office:target-frame-name="xrefwindow" xlink:show="replace" text:style-name="Internet_20_link" text:visited-style-name="Visited_20_Internet_20_Link"><text:span text:style-name="T4">Publisher Full Text</text:span></text:a></text:p>
            </text:list-item>
            <text:list-item>
              <text:p text:style-name="P27"><text:bookmark text:name="ref-6"/><text:span text:style-name="T23">6.</text:span><text:span text:style-name="T14"> </text:span><text:bookmark text:name="d38115e1028"/><text:span text:style-name="T14">Dillner L: BSE linked to new variant of CJD in humans. </text:span><text:span text:style-name="T18">BMJ.</text:span><text:span text:style-name="T14"> 1996; </text:span><text:span text:style-name="T16">312</text:span><text:span text:style-name="T14">(7034): 795–800. </text:span><text:bookmark text:name="d38115e1036"/><text:a xlink:type="simple" xlink:href="http://www.ncbi.nlm.nih.gov/pubmed/8608277" office:target-frame-name="xrefwindow" xlink:show="replace" text:style-name="Internet_20_link" text:visited-style-name="Visited_20_Internet_20_Link"><text:span text:style-name="T4">PubMed Abstract </text:span></text:a><text:span text:style-name="T14">| </text:span><text:bookmark text:name="d38115e1039"/><text:a xlink:type="simple" xlink:href="http://dx.doi.org/10.1136/bmj.312.7034.795" office:target-frame-name="xrefwindow" xlink:show="replace" text:style-name="Internet_20_link" text:visited-style-name="Visited_20_Internet_20_Link"><text:span text:style-name="T4">Publisher Full Text </text:span></text:a><text:span text:style-name="T14">| </text:span><text:bookmark text:name="d38115e1042"/><text:a xlink:type="simple" xlink:href="http://www.ncbi.nlm.nih.gov/pmc/articles/2350704" office:target-frame-name="xrefwindow" xlink:show="replace" text:style-name="Internet_20_link" text:visited-style-name="Visited_20_Internet_20_Link"><text:span text:style-name="T4">Free Full Text</text:span></text:a></text:p>
            </text:list-item>
            <text:list-item>
              <text:p text:style-name="P27"><text:bookmark text:name="ref-7"/><text:span text:style-name="T23">7.</text:span><text:span text:style-name="T14"> </text:span><text:bookmark text:name="d38115e1051"/><text:span text:style-name="T14">WMA Declaration of Helsinki - Ethical Principles for Medical Research Involving Human Subjects. </text:span><text:bookmark text:name="d38115e1053"/><text:a xlink:type="simple" xlink:href="http://www.wma.net/en/30publications/10policies/b3/" office:target-frame-name="xrefwindow" xlink:show="replace" text:style-name="Internet_20_link" text:visited-style-name="Visited_20_Internet_20_Link"><text:span text:style-name="T4">Reference Source</text:span></text:a></text:p>
            </text:list-item>
            <text:list-item>
              <text:p text:style-name="P27"><text:bookmark text:name="ref-8"/><text:span text:style-name="T23">8.</text:span><text:span text:style-name="T14"> </text:span><text:bookmark text:name="d38115e1062"/><text:span text:style-name="T14">Myles PS, Williamson E, Oakley J, </text:span><text:span text:style-name="T18">et al.</text:span><text:span text:style-name="T14">: Ethical and scientific considerations for patient enrollment into concurrent clinical trials. </text:span><text:span text:style-name="T18">Trials.</text:span><text:span text:style-name="T14"> 2014; </text:span><text:span text:style-name="T16">15</text:span><text:span text:style-name="T14">: 470. </text:span><text:bookmark text:name="d38115e1073"/><text:a xlink:type="simple" xlink:href="http://www.ncbi.nlm.nih.gov/pubmed/25433679" office:target-frame-name="xrefwindow" xlink:show="replace" text:style-name="Internet_20_link" text:visited-style-name="Visited_20_Internet_20_Link"><text:span text:style-name="T4">PubMed Abstract </text:span></text:a><text:span text:style-name="T14">| </text:span><text:bookmark text:name="d38115e1076"/><text:a xlink:type="simple" xlink:href="http://dx.doi.org/10.1186/1745-6215-15-470" office:target-frame-name="xrefwindow" xlink:show="replace" text:style-name="Internet_20_link" text:visited-style-name="Visited_20_Internet_20_Link"><text:span text:style-name="T4">Publisher Full Text </text:span></text:a><text:span text:style-name="T14">| </text:span><text:bookmark text:name="d38115e1080"/><text:a xlink:type="simple" xlink:href="http://www.ncbi.nlm.nih.gov/pmc/articles/4258295" office:target-frame-name="xrefwindow" xlink:show="replace" text:style-name="Internet_20_link" text:visited-style-name="Visited_20_Internet_20_Link"><text:span text:style-name="T4">Free Full Text</text:span></text:a></text:p>
            </text:list-item>
            <text:list-item>
              <text:p text:style-name="P27"><text:bookmark text:name="ref-9"/><text:span text:style-name="T23">9.</text:span><text:span text:style-name="T14"> </text:span><text:bookmark text:name="d38115e1089"/><text:span text:style-name="T14">Informed Consent Information Sheet Guidance for IRBs, Clinical Investigators, and Sponsors. </text:span><text:bookmark text:name="d38115e1091"/><text:a xlink:type="simple" xlink:href="http://www.fda.gov/downloads/RegulatoryInformation/Guidances/UCM405006.pdf" office:target-frame-name="xrefwindow" xlink:show="replace" text:style-name="Internet_20_link" text:visited-style-name="Visited_20_Internet_20_Link"><text:span text:style-name="T4">Reference Source</text:span></text:a></text:p>
            </text:list-item>
            <text:list-item>
              <text:p text:style-name="P27"><text:bookmark text:name="ref-10"/><text:span text:style-name="T23">10.</text:span><text:span text:style-name="T14"> </text:span><text:bookmark text:name="d38115e1100"/><text:span text:style-name="T14">Gupta UC: Informed consent in clinical research: Revisiting few concepts and areas. </text:span><text:span text:style-name="T18">Perspect Clin Res.</text:span><text:span text:style-name="T14"> 2013; </text:span><text:span text:style-name="T16">4</text:span><text:span text:style-name="T14">(1): 26–32. </text:span><text:bookmark text:name="d38115e1108"/><text:a xlink:type="simple" xlink:href="http://www.ncbi.nlm.nih.gov/pubmed/23533976" office:target-frame-name="xrefwindow" xlink:show="replace" text:style-name="Internet_20_link" text:visited-style-name="Visited_20_Internet_20_Link"><text:span text:style-name="T4">PubMed Abstract </text:span></text:a><text:span text:style-name="T14">| </text:span><text:bookmark text:name="d38115e1111"/><text:a xlink:type="simple" xlink:href="http://dx.doi.org/10.4103/2229-3485.106373" office:target-frame-name="xrefwindow" xlink:show="replace" text:style-name="Internet_20_link" text:visited-style-name="Visited_20_Internet_20_Link"><text:span text:style-name="T4">Publisher Full Text </text:span></text:a><text:span text:style-name="T14">| </text:span><text:bookmark text:name="d38115e1114"/><text:a xlink:type="simple" xlink:href="http://www.ncbi.nlm.nih.gov/pmc/articles/3601699" office:target-frame-name="xrefwindow" xlink:show="replace" text:style-name="Internet_20_link" text:visited-style-name="Visited_20_Internet_20_Link"><text:span text:style-name="T4">Free Full Text</text:span></text:a></text:p>
            </text:list-item>
            <text:list-item>
              <text:p text:style-name="P27"><text:bookmark text:name="ref-11"/><text:span text:style-name="T23">11.</text:span><text:span text:style-name="T14"> </text:span><text:bookmark text:name="d38115e1123"/><text:span text:style-name="T14">Caldwell PH, Hamilton S, Tan A, </text:span><text:span text:style-name="T18">et al.</text:span><text:span text:style-name="T14">: Strategies for increasing recruitment to randomised controlled trials: systematic review. </text:span><text:span text:style-name="T18">PLoS Med.</text:span><text:span text:style-name="T14"> 2010; </text:span><text:span text:style-name="T16">7</text:span><text:span text:style-name="T14">(11): e1000368. </text:span><text:bookmark text:name="d38115e1134"/><text:a xlink:type="simple" xlink:href="http://www.ncbi.nlm.nih.gov/pubmed/21085696" office:target-frame-name="xrefwindow" xlink:show="replace" text:style-name="Internet_20_link" text:visited-style-name="Visited_20_Internet_20_Link"><text:span text:style-name="T4">PubMed Abstract </text:span></text:a><text:span text:style-name="T14">| </text:span><text:bookmark text:name="d38115e1137"/><text:a xlink:type="simple" xlink:href="http://dx.doi.org/10.1371/journal.pmed.1000368" office:target-frame-name="xrefwindow" xlink:show="replace" text:style-name="Internet_20_link" text:visited-style-name="Visited_20_Internet_20_Link"><text:span text:style-name="T4">Publisher Full Text </text:span></text:a><text:span text:style-name="T14">| </text:span><text:bookmark text:name="d38115e1141"/><text:a xlink:type="simple" xlink:href="http://www.ncbi.nlm.nih.gov/pmc/articles/2976724" office:target-frame-name="xrefwindow" xlink:show="replace" text:style-name="Internet_20_link" text:visited-style-name="Visited_20_Internet_20_Link"><text:span text:style-name="T4">Free Full Text</text:span></text:a></text:p>
            </text:list-item>
            <text:list-item>
              <text:p text:style-name="P27"><text:bookmark text:name="ref-12"/><text:span text:style-name="T23">12.</text:span><text:span text:style-name="T14"> </text:span><text:bookmark text:name="d38115e1151"/><text:span text:style-name="T14">Resnik DB: Re-consenting human subjects: Ethical, legal and practical issues. </text:span><text:span text:style-name="T18">J Med Ethics.</text:span><text:span text:style-name="T14"> 2009; </text:span><text:span text:style-name="T16">35</text:span><text:span text:style-name="T14">(11): 656–657. </text:span><text:bookmark text:name="d38115e1159"/><text:a xlink:type="simple" xlink:href="http://www.ncbi.nlm.nih.gov/pubmed/19880699" office:target-frame-name="xrefwindow" xlink:show="replace" text:style-name="Internet_20_link" text:visited-style-name="Visited_20_Internet_20_Link"><text:span text:style-name="T4">PubMed Abstract </text:span></text:a><text:span text:style-name="T14">| </text:span><text:bookmark text:name="d38115e1162"/><text:a xlink:type="simple" xlink:href="http://dx.doi.org/10.1136/jme.2009.030338" office:target-frame-name="xrefwindow" xlink:show="replace" text:style-name="Internet_20_link" text:visited-style-name="Visited_20_Internet_20_Link"><text:span text:style-name="T4">Publisher Full Text </text:span></text:a><text:span text:style-name="T14">| </text:span><text:bookmark text:name="d38115e1165"/><text:a xlink:type="simple" xlink:href="http://www.ncbi.nlm.nih.gov/pmc/articles/3971530" office:target-frame-name="xrefwindow" xlink:show="replace" text:style-name="Internet_20_link" text:visited-style-name="Visited_20_Internet_20_Link"><text:span text:style-name="T4">Free Full Text</text:span></text:a></text:p>
            </text:list-item>
            <text:list-item>
              <text:p text:style-name="P27"><text:bookmark text:name="ref-13"/><text:span text:style-name="T23">13.</text:span><text:span text:style-name="T14"> </text:span><text:bookmark text:name="d38115e1174"/><text:span text:style-name="T14">McDonald AM, Knight RC, Campbell MK, </text:span><text:span text:style-name="T18">et al.</text:span><text:span text:style-name="T14">: What influences recruitment to randomised controlled trials? A review of trials funded by two UK funding agencies. </text:span><text:span text:style-name="T18">Trials.</text:span><text:span text:style-name="T14"> 2006; </text:span><text:span text:style-name="T16">7</text:span><text:span text:style-name="T14">: 9. </text:span><text:bookmark text:name="d38115e1185"/><text:a xlink:type="simple" xlink:href="http://www.ncbi.nlm.nih.gov/pubmed/16603070" office:target-frame-name="xrefwindow" xlink:show="replace" text:style-name="Internet_20_link" text:visited-style-name="Visited_20_Internet_20_Link"><text:span text:style-name="T4">PubMed Abstract </text:span></text:a><text:span text:style-name="T14">| </text:span><text:bookmark text:name="d38115e1188"/><text:a xlink:type="simple" xlink:href="http://dx.doi.org/10.1186/1745-6215-7-9" office:target-frame-name="xrefwindow" xlink:show="replace" text:style-name="Internet_20_link" text:visited-style-name="Visited_20_Internet_20_Link"><text:span text:style-name="T4">Publisher Full Text </text:span></text:a><text:span text:style-name="T14">| </text:span><text:bookmark text:name="d38115e1192"/><text:a xlink:type="simple" xlink:href="http://www.ncbi.nlm.nih.gov/pmc/articles/1475627" office:target-frame-name="xrefwindow" xlink:show="replace" text:style-name="Internet_20_link" text:visited-style-name="Visited_20_Internet_20_Link"><text:span text:style-name="T4">Free Full Text</text:span></text:a></text:p>
            </text:list-item>
            <text:list-item>
              <text:p text:style-name="P27"><text:bookmark text:name="ref-14"/><text:span text:style-name="T23">14.</text:span><text:span text:style-name="T14"> </text:span><text:bookmark text:name="d38115e1201"/><text:span text:style-name="T14">Swanson GM, Ward AJ: Recruiting minorities into clinical trials: toward a participant-friendly system. </text:span><text:span text:style-name="T18">J Natl Cancer Inst.</text:span><text:span text:style-name="T14"> 1995; </text:span><text:span text:style-name="T16">87</text:span><text:span text:style-name="T14">(23): 1747–59. </text:span><text:bookmark text:name="d38115e1209"/><text:a xlink:type="simple" xlink:href="http://www.ncbi.nlm.nih.gov/pubmed/7473831" office:target-frame-name="xrefwindow" xlink:show="replace" text:style-name="Internet_20_link" text:visited-style-name="Visited_20_Internet_20_Link"><text:span text:style-name="T4">PubMed Abstract </text:span></text:a><text:span text:style-name="T14">| </text:span><text:bookmark text:name="d38115e1212"/><text:a xlink:type="simple" xlink:href="http://dx.doi.org/10.1093/jnci/87.23.1747" office:target-frame-name="xrefwindow" xlink:show="replace" text:style-name="Internet_20_link" text:visited-style-name="Visited_20_Internet_20_Link"><text:span text:style-name="T4">Publisher Full Text</text:span></text:a></text:p>
            </text:list-item>
            <text:list-item>
              <text:p text:style-name="P27"><text:bookmark text:name="ref-15"/><text:span text:style-name="T23">15.</text:span><text:span text:style-name="T14"> </text:span><text:bookmark text:name="d38115e1221"/><text:span text:style-name="T14">Lovato LC, Hill K, Hertert S, </text:span><text:span text:style-name="T18">et al.</text:span><text:span text:style-name="T14">: Recruitment for controlled clinical trials: literature summary and annotated bibliography. </text:span><text:span text:style-name="T18">Control Clin Trials.</text:span><text:span text:style-name="T14"> 1997; </text:span><text:span text:style-name="T16">18</text:span><text:span text:style-name="T14">(4): 328–52. </text:span><text:bookmark text:name="d38115e1232"/><text:a xlink:type="simple" xlink:href="http://www.ncbi.nlm.nih.gov/pubmed/9257072" office:target-frame-name="xrefwindow" xlink:show="replace" text:style-name="Internet_20_link" text:visited-style-name="Visited_20_Internet_20_Link"><text:span text:style-name="T4">PubMed Abstract </text:span></text:a><text:span text:style-name="T14">| </text:span><text:bookmark text:name="d38115e1235"/><text:a xlink:type="simple" xlink:href="http://dx.doi.org/10.1016/S0197-2456(96)00236-X" office:target-frame-name="xrefwindow" xlink:show="replace" text:style-name="Internet_20_link" text:visited-style-name="Visited_20_Internet_20_Link"><text:span text:style-name="T4">Publisher Full Text</text:span></text:a></text:p>
            </text:list-item>
            <text:list-item>
              <text:p text:style-name="P27"><text:bookmark text:name="ref-16"/><text:span text:style-name="T23">16.</text:span><text:span text:style-name="T14"> </text:span><text:bookmark text:name="d38115e1244"/><text:span text:style-name="T14">Hazen RA, Eder M, Drotar D, </text:span><text:span text:style-name="T18">et al.</text:span><text:span text:style-name="T14">: A feasibility trial of a video intervention to improve informed consent for parents of children with leukemia. </text:span><text:span text:style-name="T18">Pediatr Blood Cancer.</text:span><text:span text:style-name="T14"> 2010; </text:span><text:span text:style-name="T16">55</text:span><text:span text:style-name="T14">(1): 113–8. </text:span><text:bookmark text:name="d38115e1255"/><text:a xlink:type="simple" xlink:href="http://www.ncbi.nlm.nih.gov/pubmed/20063423" office:target-frame-name="xrefwindow" xlink:show="replace" text:style-name="Internet_20_link" text:visited-style-name="Visited_20_Internet_20_Link"><text:span text:style-name="T4">PubMed Abstract </text:span></text:a><text:span text:style-name="T14">| </text:span><text:bookmark text:name="d38115e1258"/><text:a xlink:type="simple" xlink:href="http://dx.doi.org/10.1002/pbc.22411" office:target-frame-name="xrefwindow" xlink:show="replace" text:style-name="Internet_20_link" text:visited-style-name="Visited_20_Internet_20_Link"><text:span text:style-name="T4">Publisher Full Text </text:span></text:a><text:span text:style-name="T14">| </text:span><text:bookmark text:name="d38115e1262"/><text:a xlink:type="simple" xlink:href="http://www.ncbi.nlm.nih.gov/pmc/articles/2874099" office:target-frame-name="xrefwindow" xlink:show="replace" text:style-name="Internet_20_link" text:visited-style-name="Visited_20_Internet_20_Link"><text:span text:style-name="T4">Free Full Text</text:span></text:a></text:p>
            </text:list-item>
            <text:list-item>
              <text:p text:style-name="P27"><text:bookmark text:name="ref-17"/><text:span text:style-name="T23">17.</text:span><text:span text:style-name="T14"> </text:span><text:bookmark text:name="d38115e1271"/><text:span text:style-name="T14">Brehaut JC, Carroll K, Elwyn G, </text:span><text:span text:style-name="T18">et al.</text:span><text:span text:style-name="T14">: Informed consent documents do not encourage good-quality decision making. </text:span><text:span text:style-name="T18">J Clin Epidemiol.</text:span><text:span text:style-name="T14"> 2012; </text:span><text:span text:style-name="T16">65</text:span><text:span text:style-name="T14">(7): 708–724. </text:span><text:bookmark text:name="d38115e1282"/><text:a xlink:type="simple" xlink:href="http://www.ncbi.nlm.nih.gov/pubmed/22537428" office:target-frame-name="xrefwindow" xlink:show="replace" text:style-name="Internet_20_link" text:visited-style-name="Visited_20_Internet_20_Link"><text:span text:style-name="T4">PubMed Abstract </text:span></text:a><text:span text:style-name="T14">| </text:span><text:bookmark text:name="d38115e1285"/><text:a xlink:type="simple" xlink:href="http://dx.doi.org/10.1016/j.jclinepi.2012.01.004" office:target-frame-name="xrefwindow" xlink:show="replace" text:style-name="Internet_20_link" text:visited-style-name="Visited_20_Internet_20_Link"><text:span text:style-name="T4">Publisher Full Text</text:span></text:a></text:p>
            </text:list-item>
            <text:list-item>
              <text:p text:style-name="P27"><text:bookmark text:name="ref-18"/><text:span text:style-name="T23">18.</text:span><text:span text:style-name="T14"> </text:span><text:bookmark text:name="d38115e1295"/><text:span text:style-name="T14">Pandiya A: Readability and comprehensibility of informed consent forms for clinical trials. </text:span><text:span text:style-name="T18">Perspect Clin Res.</text:span><text:span text:style-name="T14">2010; </text:span><text:span text:style-name="T16">1</text:span><text:span text:style-name="T14">(3): 98–100. </text:span><text:bookmark text:name="d38115e1303"/><text:a xlink:type="simple" xlink:href="http://www.ncbi.nlm.nih.gov/pubmed/21814628" office:target-frame-name="xrefwindow" xlink:show="replace" text:style-name="Internet_20_link" text:visited-style-name="Visited_20_Internet_20_Link"><text:span text:style-name="T4">PubMed Abstract </text:span></text:a><text:span text:style-name="T14">| </text:span><text:bookmark text:name="d38115e1306"/><text:a xlink:type="simple" xlink:href="http://www.ncbi.nlm.nih.gov/pmc/articles/3146080" office:target-frame-name="xrefwindow" xlink:show="replace" text:style-name="Internet_20_link" text:visited-style-name="Visited_20_Internet_20_Link"><text:span text:style-name="T4">Free Full Text</text:span></text:a></text:p>
            </text:list-item>
            <text:list-item>
              <text:p text:style-name="P27"><text:bookmark text:name="ref-19"/><text:span text:style-name="T23">19.</text:span><text:span text:style-name="T14"> </text:span><text:bookmark text:name="d38115e1315"/><text:span text:style-name="T14">Paris A, Brandt C, Cornu C, </text:span><text:span text:style-name="T18">et al.</text:span><text:span text:style-name="T14">: Informed consent document improvement does not increase patients' comprehension in biomedical research. </text:span><text:span text:style-name="T18">Br J Clin Pharmacol.</text:span><text:span text:style-name="T14"> 2010; </text:span><text:span text:style-name="T16">69</text:span><text:span text:style-name="T14">(3): 231–237. </text:span><text:bookmark text:name="d38115e1326"/><text:a xlink:type="simple" xlink:href="http://www.ncbi.nlm.nih.gov/pubmed/20233193" office:target-frame-name="xrefwindow" xlink:show="replace" text:style-name="Internet_20_link" text:visited-style-name="Visited_20_Internet_20_Link"><text:span text:style-name="T4">PubMed Abstract </text:span></text:a><text:span text:style-name="T14">| </text:span><text:bookmark text:name="d38115e1329"/><text:a xlink:type="simple" xlink:href="http://dx.doi.org/10.1111/j.1365-2125.2009.03565.x" office:target-frame-name="xrefwindow" xlink:show="replace" text:style-name="Internet_20_link" text:visited-style-name="Visited_20_Internet_20_Link"><text:span text:style-name="T4">Publisher Full Text </text:span></text:a><text:span text:style-name="T14">| </text:span><text:bookmark text:name="d38115e1333"/><text:a xlink:type="simple" xlink:href="http://www.ncbi.nlm.nih.gov/pmc/articles/2829692" office:target-frame-name="xrefwindow" xlink:show="replace" text:style-name="Internet_20_link" text:visited-style-name="Visited_20_Internet_20_Link"><text:span text:style-name="T4">Free Full Text</text:span></text:a></text:p>
            </text:list-item>
            <text:list-item>
              <text:p text:style-name="P27"><text:bookmark text:name="ref-20"/><text:span text:style-name="T23">20.</text:span><text:span text:style-name="T14"> </text:span><text:bookmark text:name="d38115e1342"/><text:span text:style-name="T14">Mills EJ, Seely D, Rachlis B, </text:span><text:span text:style-name="T18">et al.</text:span><text:span text:style-name="T14">: Barriers to participation in clinical trials of cancer: a meta-analysis and systematic review of patient-reported factors. </text:span><text:span text:style-name="T18">Lancet Oncol.</text:span><text:span text:style-name="T14"> 2006; </text:span><text:span text:style-name="T16">7</text:span><text:span text:style-name="T14">(2): 141–148. </text:span><text:bookmark text:name="d38115e1353"/><text:a xlink:type="simple" xlink:href="http://www.ncbi.nlm.nih.gov/pubmed/16455478" office:target-frame-name="xrefwindow" xlink:show="replace" text:style-name="Internet_20_link" text:visited-style-name="Visited_20_Internet_20_Link"><text:span text:style-name="T4">PubMed Abstract </text:span></text:a><text:span text:style-name="T14">| </text:span><text:bookmark text:name="d38115e1356"/><text:a xlink:type="simple" xlink:href="http://dx.doi.org/10.1016/S1470-2045(06)70576-9" office:target-frame-name="xrefwindow" xlink:show="replace" text:style-name="Internet_20_link" text:visited-style-name="Visited_20_Internet_20_Link"><text:span text:style-name="T4">Publisher Full Text</text:span></text:a></text:p>
            </text:list-item>
            <text:list-item>
              <text:p text:style-name="P27"><text:bookmark text:name="ref-21"/><text:soft-page-break/><text:span text:style-name="T23">21.</text:span><text:span text:style-name="T14"> </text:span><text:bookmark text:name="d38115e1365"/><text:span text:style-name="T14">Eder ML, Yamokoski AD, Wittmann PW, </text:span><text:span text:style-name="T18">et al.</text:span><text:span text:style-name="T14">: Improving informed consent: suggestions from parents of children with leukemia. </text:span><text:span text:style-name="T18">Pediatrics.</text:span><text:span text:style-name="T14"> 2007; </text:span><text:span text:style-name="T16">119</text:span><text:span text:style-name="T14">(4): e849–59. </text:span><text:bookmark text:name="d38115e1376"/><text:a xlink:type="simple" xlink:href="http://www.ncbi.nlm.nih.gov/pubmed/17403829" office:target-frame-name="xrefwindow" xlink:show="replace" text:style-name="Internet_20_link" text:visited-style-name="Visited_20_Internet_20_Link"><text:span text:style-name="T4">PubMed Abstract </text:span></text:a><text:span text:style-name="T14">| </text:span><text:bookmark text:name="d38115e1379"/><text:a xlink:type="simple" xlink:href="http://dx.doi.org/10.1542/peds.2006-2208" office:target-frame-name="xrefwindow" xlink:show="replace" text:style-name="Internet_20_link" text:visited-style-name="Visited_20_Internet_20_Link"><text:span text:style-name="T4">Publisher Full Text</text:span></text:a></text:p>
            </text:list-item>
            <text:list-item>
              <text:p text:style-name="P27"><text:bookmark text:name="ref-22"/><text:span text:style-name="T23">22.</text:span><text:span text:style-name="T14"> </text:span><text:bookmark text:name="d38115e1388"/><text:span text:style-name="T14">Smyth RM, Jacoby A, Elbourne D: Deciding to join a perinatal randomised controlled trial: experiences and views of pregnant women enroled in the Magpie Trial. </text:span><text:span text:style-name="T18">Midwifery.</text:span><text:span text:style-name="T14"> 2012; </text:span><text:span text:style-name="T16">28</text:span><text:span text:style-name="T14">(4): E478–85. </text:span><text:bookmark text:name="d38115e1396"/><text:a xlink:type="simple" xlink:href="http://www.ncbi.nlm.nih.gov/pubmed/21944570" office:target-frame-name="xrefwindow" xlink:show="replace" text:style-name="Internet_20_link" text:visited-style-name="Visited_20_Internet_20_Link"><text:span text:style-name="T4">PubMed Abstract </text:span></text:a><text:span text:style-name="T14">| </text:span><text:bookmark text:name="d38115e1399"/><text:a xlink:type="simple" xlink:href="http://dx.doi.org/10.1016/j.midw.2011.08.006" office:target-frame-name="xrefwindow" xlink:show="replace" text:style-name="Internet_20_link" text:visited-style-name="Visited_20_Internet_20_Link"><text:span text:style-name="T4">Publisher Full Text</text:span></text:a></text:p>
            </text:list-item>
          </text:list>
        </text:section>
      </text:section>
      <text:section text:style-name="Sect2" text:name="article-reports">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immelstein</meta:initial-creator>
    <meta:creation-date>2017-04-27T17:08:21.005387104</meta:creation-date>
    <dc:date>2017-04-27T17:19:40.560384004</dc:date>
    <dc:creator>Daniel Himmelstein</dc:creator>
    <meta:editing-duration>PT7M17S</meta:editing-duration>
    <meta:editing-cycles>3</meta:editing-cycles>
    <meta:generator>LibreOffice/5.3.1.2$Linux_X86_64 LibreOffice_project/30m0$Build-2</meta:generator>
    <meta:document-statistic meta:table-count="0" meta:image-count="0" meta:object-count="0" meta:page-count="11" meta:paragraph-count="174" meta:word-count="5238" meta:character-count="36182" meta:non-whitespace-character-count="30953"/>
  </office:meta>
</office:document-meta>
</file>